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0.988cm"/>
    </style:style>
    <style:style style:name="co3" style:family="table-column">
      <style:table-column-properties fo:break-before="auto" style:column-width="21.572cm"/>
    </style:style>
    <style:style style:name="co4" style:family="table-column">
      <style:table-column-properties fo:break-before="auto" style:column-width="2.533cm"/>
    </style:style>
    <style:style style:name="co5" style:family="table-column">
      <style:table-column-properties fo:break-before="auto" style:column-width="1.879cm"/>
    </style:style>
    <style:style style:name="co6" style:family="table-column">
      <style:table-column-properties fo:break-before="auto" style:column-width="2.043cm"/>
    </style:style>
    <style:style style:name="co7" style:family="table-column">
      <style:table-column-properties fo:break-before="auto" style:column-width="2.069cm"/>
    </style:style>
    <style:style style:name="co8" style:family="table-column">
      <style:table-column-properties fo:break-before="auto" style:column-width="3.24cm"/>
    </style:style>
    <style:style style:name="co9" style:family="table-column">
      <style:table-column-properties fo:break-before="auto" style:column-width="0.298cm"/>
    </style:style>
    <style:style style:name="co10" style:family="table-column">
      <style:table-column-properties fo:break-before="auto" style:column-width="9.999cm"/>
    </style:style>
    <style:style style:name="co11" style:family="table-column">
      <style:table-column-properties fo:break-before="auto" style:column-width="10.522cm"/>
    </style:style>
    <style:style style:name="co12" style:family="table-column">
      <style:table-column-properties fo:break-before="auto" style:column-width="9.079cm"/>
    </style:style>
    <style:style style:name="co13" style:family="table-column">
      <style:table-column-properties fo:break-before="auto" style:column-width="1.642cm"/>
    </style:style>
    <style:style style:name="co14" style:family="table-column">
      <style:table-column-properties fo:break-before="auto" style:column-width="10.876cm"/>
    </style:style>
    <style:style style:name="co15" style:family="table-column">
      <style:table-column-properties fo:break-before="auto" style:column-width="1.452cm"/>
    </style:style>
    <style:style style:name="co16" style:family="table-column">
      <style:table-column-properties fo:break-before="auto" style:column-width="57.997cm"/>
    </style:style>
    <style:style style:name="co17" style:family="table-column">
      <style:table-column-properties fo:break-before="auto" style:column-width="2.051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855cm" fo:break-before="auto" style:use-optimal-row-height="tru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10" style:family="table-cell" style:parent-style-name="Default">
      <style:table-cell-properties fo:background-color="#81d41a"/>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00"/>
      <style:text-properties style:font-name="Liberation Serif" style:font-name-asian="DejaVu Sans" style:font-name-complex="Noto Sans Arabic"/>
    </style:style>
    <style:style style:name="ce14"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pers_regex_filtered_dedup_split_mark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44" table:default-cell-style-name="ce1"/>
        <table:table-column table:style-name="co17" table:default-cell-style-name="ce1"/>
        <table:table-column table:style-name="co18" table:number-columns-repeated="16322" table:default-cell-style-name="ce1"/>
        <table:table-column table:style-name="co18" table:default-cell-style-name="Default"/>
        <table:table-row table:style-name="ro1">
          <table:table-cell table:style-name="Default" office:value-type="string" calcext:value-type="string">
            <text:p>query</text:p>
          </table:table-cell>
          <table:table-cell table:style-name="Default" office:value-type="string" calcext:value-type="string">
            <text:p>rank</text:p>
          </table:table-cell>
          <table:table-cell table:style-name="Default" office:value-type="string" calcext:value-type="string">
            <text:p>title</text:p>
          </table:table-cell>
          <table:table-cell table:style-name="Default" office:value-type="string" calcext:value-type="string">
            <text:p>klasse</text:p>
          </table:table-cell>
          <table:table-cell table:style-name="Default" office:value-type="string" calcext:value-type="string">
            <text:p>primitives</text:p>
          </table:table-cell>
          <table:table-cell table:style-name="Default" office:value-type="string" calcext:value-type="string">
            <text:p>bounded?</text:p>
          </table:table-cell>
          <table:table-cell table:style-name="Default" office:value-type="string" calcext:value-type="string">
            <text:p>datastructre</text:p>
          </table:table-cell>
          <table:table-cell table:style-name="Default" office:value-type="string" calcext:value-type="string">
            <text:p>based on / method</text:p>
          </table:table-cell>
          <table:table-cell table:style-name="Default" office:value-type="string" calcext:value-type="string">
            <text:p>priority</text:p>
          </table:table-cell>
          <table:table-cell table:style-name="Default" office:value-type="string" calcext:value-type="string">
            <text:p>url</text:p>
          </table:table-cell>
          <table:table-cell table:style-name="Default" office:value-type="string" calcext:value-type="string">
            <text:p>year</text:p>
          </table:table-cell>
          <table:table-cell table:style-name="Default" office:value-type="string" calcext:value-type="string">
            <text:p>authors</text:p>
          </table:table-cell>
          <table:table-cell table:style-name="Default" office:value-type="string" calcext:value-type="string">
            <text:p>venue</text:p>
          </table:table-cell>
          <table:table-cell table:style-name="Default" office:value-type="string" calcext:value-type="string">
            <text:p>citations</text:p>
          </table:table-cell>
          <table:table-cell table:style-name="Default" office:value-type="string" calcext:value-type="string">
            <text:p>snippet</text:p>
          </table:table-cell>
          <table:table-cell table:style-name="Default" office:value-type="string" calcext:value-type="string">
            <text:p>alt_urls</text:p>
          </table:table-cell>
          <table:table-cell table:style-name="Default" office:value-type="string" calcext:value-type="string">
            <text:p>full_abstract_p1</text:p>
          </table:table-cell>
          <table:table-cell table:style-name="Default" office:value-type="string" calcext:value-type="string">
            <text:p>full_abstract_p2</text:p>
          </table:table-cell>
          <table:table-cell table:style-name="Default" office:value-type="string" calcext:value-type="string">
            <text:p>full_abstract_p3</text:p>
          </table:table-cell>
          <table:table-cell table:style-name="Default" office:value-type="string" calcext:value-type="string">
            <text:p>full_abstract_p4</text:p>
          </table:table-cell>
          <table:table-cell table:style-name="Default" office:value-type="string" calcext:value-type="string">
            <text:p>full_abstract_p5</text:p>
          </table:table-cell>
          <table:table-cell table:style-name="Default" office:value-type="string" calcext:value-type="string">
            <text:p>full_abstract_p6</text:p>
          </table:table-cell>
          <table:table-cell table:style-name="Default" office:value-type="string" calcext:value-type="string">
            <text:p>full_abstract_p7</text:p>
          </table:table-cell>
          <table:table-cell table:style-name="Default" office:value-type="string" calcext:value-type="string">
            <text:p>full_abstract_p8</text:p>
          </table:table-cell>
          <table:table-cell table:style-name="Default" office:value-type="string" calcext:value-type="string">
            <text:p>full_abstract_p9</text:p>
          </table:table-cell>
          <table:table-cell table:style-name="Default" office:value-type="string" calcext:value-type="string">
            <text:p>full_abstract_p10</text:p>
          </table:table-cell>
          <table:table-cell table:style-name="Default" office:value-type="string" calcext:value-type="string">
            <text:p>full_abstract_p11</text:p>
          </table:table-cell>
          <table:table-cell table:style-name="Default" office:value-type="string" calcext:value-type="string">
            <text:p>full_abstract_p12</text:p>
          </table:table-cell>
          <table:table-cell table:style-name="Default" office:value-type="string" calcext:value-type="string">
            <text:p>full_abstract_p13</text:p>
          </table:table-cell>
          <table:table-cell table:style-name="Default" office:value-type="string" calcext:value-type="string">
            <text:p>full_abstract_p14</text:p>
          </table:table-cell>
          <table:table-cell table:style-name="Default" office:value-type="string" calcext:value-type="string">
            <text:p>full_abstract_p15</text:p>
          </table:table-cell>
          <table:table-cell table:style-name="Default" office:value-type="string" calcext:value-type="string">
            <text:p>full_abstract_p16</text:p>
          </table:table-cell>
          <table:table-cell table:style-name="Default" office:value-type="string" calcext:value-type="string">
            <text:p>full_abstract_p17</text:p>
          </table:table-cell>
          <table:table-cell table:style-name="Default" office:value-type="string" calcext:value-type="string">
            <text:p>full_abstract_p18</text:p>
          </table:table-cell>
          <table:table-cell table:style-name="Default" office:value-type="string" calcext:value-type="string">
            <text:p>full_abstract_p19</text:p>
          </table:table-cell>
          <table:table-cell table:style-name="Default" office:value-type="string" calcext:value-type="string">
            <text:p>full_abstract_p20</text:p>
          </table:table-cell>
          <table:table-cell table:style-name="Default" office:value-type="string" calcext:value-type="string">
            <text:p>full_abstract_p21</text:p>
          </table:table-cell>
          <table:table-cell table:style-name="Default" office:value-type="string" calcext:value-type="string">
            <text:p>full_abstract_p22</text:p>
          </table:table-cell>
          <table:table-cell table:style-name="Default" office:value-type="string" calcext:value-type="string">
            <text:p>full_abstract_p23</text:p>
          </table:table-cell>
          <table:table-cell table:style-name="Default" office:value-type="string" calcext:value-type="string">
            <text:p>full_abstract_p24</text:p>
          </table:table-cell>
          <table:table-cell table:style-name="Default" office:value-type="string" calcext:value-type="string">
            <text:p>full_abstract_p25</text:p>
          </table:table-cell>
          <table:table-cell table:style-name="Default" office:value-type="string" calcext:value-type="string">
            <text:p>full_abstract_p26</text:p>
          </table:table-cell>
          <table:table-cell table:style-name="Default" office:value-type="string" calcext:value-type="string">
            <text:p>full_abstract_p27</text:p>
          </table:table-cell>
          <table:table-cell table:style-name="Default" office:value-type="string" calcext:value-type="string">
            <text:p>full_abstract_p28</text:p>
          </table:table-cell>
          <table:table-cell table:style-name="Default" office:value-type="string" calcext:value-type="string">
            <text:p>full_abstract_p29</text:p>
          </table:table-cell>
          <table:table-cell table:style-name="Default" office:value-type="string" calcext:value-type="string">
            <text:p>full_abstract_p30</text:p>
          </table:table-cell>
          <table:table-cell table:style-name="Default" office:value-type="string" calcext:value-type="string">
            <text:p>full_abstract_p31</text:p>
          </table:table-cell>
          <table:table-cell table:style-name="Default" office:value-type="string" calcext:value-type="string">
            <text:p>full_abstract_p32</text:p>
          </table:table-cell>
          <table:table-cell table:style-name="Default" office:value-type="string" calcext:value-type="string">
            <text:p>full_abstract_p33</text:p>
          </table:table-cell>
          <table:table-cell table:style-name="Default" office:value-type="string" calcext:value-type="string">
            <text:p>full_abstract_p34</text:p>
          </table:table-cell>
          <table:table-cell table:style-name="Default" office:value-type="string" calcext:value-type="string">
            <text:p>full_abstract_p35</text:p>
          </table:table-cell>
          <table:table-cell table:style-name="Default" office:value-type="string" calcext:value-type="string">
            <text:p>full_abstract_p36</text:p>
          </table:table-cell>
          <table:table-cell table:style-name="Default" office:value-type="string" calcext:value-type="string">
            <text:p>full_abstract_p37</text:p>
          </table:table-cell>
          <table:table-cell table:style-name="Default" office:value-type="string" calcext:value-type="string">
            <text:p>full_abstract_p38</text:p>
          </table:table-cell>
          <table:table-cell table:style-name="Default" office:value-type="string" calcext:value-type="string">
            <text:p>full_abstract_p39</text:p>
          </table:table-cell>
          <table:table-cell table:style-name="Default" office:value-type="string" calcext:value-type="string">
            <text:p>full_abstract_p40</text:p>
          </table:table-cell>
          <table:table-cell table:style-name="Default" office:value-type="string" calcext:value-type="string">
            <text:p>full_abstract_p41</text:p>
          </table:table-cell>
          <table:table-cell table:style-name="Default" office:value-type="string" calcext:value-type="string">
            <text:p>full_abstract_p42</text:p>
          </table:table-cell>
          <table:table-cell table:style-name="Default" office:value-type="string" calcext:value-type="string">
            <text:p>full_abstract_p43</text:p>
          </table:table-cell>
          <table:table-cell table:style-name="Default" office:value-type="string" calcext:value-type="string">
            <text:p>full_abstract_p44</text:p>
          </table:table-cell>
          <table:table-cell table:style-name="Default" table:number-columns-repeated="16323"/>
          <table:table-cell/>
        </table:table-row>
        <table:table-row table:style-name="ro2">
          <table:table-cell office:value-type="string" calcext:value-type="string">
            <text:p>"wait-free" ("spsc" OR "single-producer single-consumer" OR "single-writer single-reader" OR "one-to-one") "queue"</text:p>
          </table:table-cell>
          <table:table-cell office:value-type="float" office:value="103" calcext:value-type="float">
            <text:p>103</text:p>
          </table:table-cell>
          <table:table-cell office:value-type="string" calcext:value-type="string">
            <text:p>Cruiser: concurrent heap buffer overflow monitoring using lock-free data structures</text:p>
          </table:table-cell>
          <table:table-cell table:number-columns-repeated="4"/>
          <table:table-cell office:value-type="string" calcext:value-type="string">
            <text:p>monitoring method</text:p>
          </table:table-cell>
          <table:table-cell office:value-type="float" office:value="2" calcext:value-type="float">
            <text:p>2</text:p>
          </table:table-cell>
          <table:table-cell office:value-type="string" calcext:value-type="string">
            <text:p>https://dl.acm.org/doi/abs/10.1145/1993316.1993541</text:p>
          </table:table-cell>
          <table:table-cell office:value-type="float" office:value="2011" calcext:value-type="float">
            <text:p>2011</text:p>
          </table:table-cell>
          <table:table-cell office:value-type="string" calcext:value-type="string">
            <text:p>Q Zeng</text:p>
          </table:table-cell>
          <table:table-cell office:value-type="string" calcext:value-type="string">
            <text:p>dl.acm.org</text:p>
          </table:table-cell>
          <table:table-cell office:value-type="float" office:value="67" calcext:value-type="float">
            <text:p>67</text:p>
          </table:table-cell>
          <table:table-cell office:value-type="string" calcext:value-type="string">
            <text:p>… We implement the express data structure based on the singleproducer single-consumer</text:p>
            <text:p>FIFO wait-free ring buffer proposed by Lamport [35]. Lamport’s algorithm allows a producer …</text:p>
          </table:table-cell>
          <table:table-cell/>
          <table:table-cell office:value-type="string" calcext:value-type="string">
            <text:p>Abstract</text:p>
            <text:p>Security enforcement inlined into user threads often delays the protected programs; inlined resource reclamation may interrupt program execution and defer resource release. We propose software cruising, a novel technique that migrates security enforcement and resource reclamation from user threads to a concurrent monitor thread. The technique leverages the increasingly popular multicore and multiprocessor architectures and uses lock-free data structures to achieve non-blocking and efficient synchronization between the monitor and user threads. As a case study, software cruising is applied to the heap buffer overflow problem. Previous mitigation and detection techniques for this problem suffer from high performance overhead, legacy code compatibility, semantics loyalty, or tedious manual program transformation. We present a concurrent heap buffer overflow detector, Cruiser, in which a concurrent thread is added to the user program to monitor heap integrity, and custom lock-free data structures and algorithms are designed to achieve high efficiency and scalability. The experiments show that our approach is practical: it imposes an average of 5% performance overhead on SPEC CPU2006, and the throughput slowdown on Apache is negligible on average.</text:p>
          </table:table-cell>
          <table:table-cell table:number-columns-repeated="16367"/>
        </table:table-row>
        <table:table-row table:style-name="ro1">
          <table:table-cell table:number-columns-repeated="2"/>
          <table:table-cell table:style-name="ce4" office:value-type="string" calcext:value-type="string">
            <text:p>Maurice Herlihy. 1991. “Wait-Free Synchronization.” ACM Trans. Program. Lang. Syst., 13, 1, 124–149.</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9"/>
          <table:table-cell table:formula="of:=+#REF!" office:value-type="string" office:string-value="" calcext:value-type="error">
            <text:p>#BEZUG!</text:p>
          </table:table-cell>
          <table:table-cell table:number-columns-repeated="16363"/>
        </table:table-row>
        <table:table-row table:style-name="ro3">
          <table:table-cell table:number-columns-repeated="2"/>
          <table:table-cell table:style-name="ce5" office:value-type="string" calcext:value-type="string">
            <text:p>Linearizability: a correctness condition for concurrent objects 1990 herlihy</text:p>
          </table:table-cell>
          <table:table-cell table:style-name="ce4" table:number-columns-repeated="5"/>
          <table:table-cell table:style-name="ce4" office:value-type="float" office:value="2" calcext:value-type="float">
            <text:p>2</text:p>
          </table:table-cell>
          <table:table-cell table:style-name="ce4" table:number-columns-repeated="2"/>
          <table:table-cell table:number-columns-repeated="16373"/>
        </table:table-row>
        <table:table-row table:style-name="ro4">
          <table:table-cell office:value-type="string" calcext:value-type="string">
            <text:p>"wait-free queue"</text:p>
          </table:table-cell>
          <table:table-cell office:value-type="float" office:value="11" calcext:value-type="float">
            <text:p>11</text:p>
          </table:table-cell>
          <table:table-cell office:value-type="string" calcext:value-type="string">
            <text:p>A wait-free universal construction for large objects</text:p>
          </table:table-cell>
          <table:table-cell table:number-columns-repeated="5"/>
          <table:table-cell office:value-type="float" office:value="2" calcext:value-type="float">
            <text:p>2</text:p>
          </table:table-cell>
          <table:table-cell office:value-type="string" calcext:value-type="string">
            <text:p>https://dl.acm.org/doi/abs/10.1145/3332466.3374523</text:p>
          </table:table-cell>
          <table:table-cell office:value-type="float" office:value="2020" calcext:value-type="float">
            <text:p>2020</text:p>
          </table:table-cell>
          <table:table-cell office:value-type="string" calcext:value-type="string">
            <text:p>A Correia</text:p>
          </table:table-cell>
          <table:table-cell office:value-type="string" calcext:value-type="string">
            <text:p>dl.acm.org</text:p>
          </table:table-cell>
          <table:table-cell office:value-type="float" office:value="12" calcext:value-type="float">
            <text:p>12</text:p>
          </table:table-cell>
          <table:table-cell office:value-type="string" calcext:value-type="string">
            <text:p>… The mutative operation has already been inserted at the tail of CX’s wait-free queue but not</text:p>
            <text:p>yet … The order of operations is determined by their position in the wait-free queue, ie, d is …</text:p>
          </table:table-cell>
          <table:table-cell/>
          <table:table-cell office:value-type="string" calcext:value-type="string">
            <text:p>Abstract</text:p>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ions are attractive as they can turn a sequential implementation of any object into an equivalent, yet concurrent and wait-free, implementation. Existing universal constructions either maintain a per-thread replica of the object, or make a new copy of the object on every operation, with both approaches yielding low performance.</text:p>
            <text:p>To overcome these limitations, we have designed CX, a multi-instance-based wait-free universal construction that shares replicas among threads using reader-writer locks.</text:p>
            <text:p>CX performs significantly better than existing wait-free constructions for our tested sequential data structures. Moreover, on read-oriented workloads, CX rivals hand-written lock-free and wait-free data structures. Our universal construction is the first to provide integrated wait-free memory reclamation.</text:p>
          </table:table-cell>
          <table:table-cell table:number-columns-repeated="16367"/>
        </table:table-row>
        <table:table-row table:style-name="ro2">
          <table:table-cell office:value-type="string" calcext:value-type="string">
            <text:p>"wait-free queue"</text:p>
          </table:table-cell>
          <table:table-cell office:value-type="float" office:value="17" calcext:value-type="float">
            <text:p>17</text:p>
          </table:table-cell>
          <table:table-cell office:value-type="string" calcext:value-type="string">
            <text:p>A practical wait-free simulation for lock-free data structures</text:p>
          </table:table-cell>
          <table:table-cell table:number-columns-repeated="5"/>
          <table:table-cell office:value-type="float" office:value="2" calcext:value-type="float">
            <text:p>2</text:p>
          </table:table-cell>
          <table:table-cell office:value-type="string" calcext:value-type="string">
            <text:p>https://dl.acm.org/doi/abs/10.1145/2692916.2555261</text:p>
          </table:table-cell>
          <table:table-cell office:value-type="float" office:value="2014" calcext:value-type="float">
            <text:p>2014</text:p>
          </table:table-cell>
          <table:table-cell office:value-type="string" calcext:value-type="string">
            <text:p>S Timnat</text:p>
          </table:table-cell>
          <table:table-cell office:value-type="string" calcext:value-type="string">
            <text:p>dl.acm.org</text:p>
          </table:table-cell>
          <table:table-cell office:value-type="float" office:value="84" calcext:value-type="float">
            <text:p>84</text:p>
          </table:table-cell>
          <table:table-cell office:value-type="string" calcext:value-type="string">
            <text:p>… Asking for help is done by enqueuing a succinct description of its current computation</text:p>
            <text:p>state on a wait-free queue (we use the queue of [18]). One modification to the fast lock-free ex…</text:p>
          </table:table-cell>
          <table:table-cell/>
          <table:table-cell office:value-type="string" calcext:value-type="string">
            <text:p>Abstract</text:p>
            <text:p>Lock-free data structures guarantee overall system progress, whereas wait-free data structures guarantee the progress of each and every thread, providing the desirable non-starvation guarantee for concurrent data structures. While practical lock-free implementations are known for various data structures, wait-free data structure designs are rare. Wait-free implementations have been notoriously hard to design and often inefficient. In this work we present a transformation of lock-free algorithms to wait-free ones allowing even a non-expert to transform a lock-free data-structure into a practical wait-free one. The transformation requires that the lock-free data structure is given in a normalized form defi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while still guaranteeing non-starvation.</text:p>
          </table:table-cell>
          <table:table-cell table:number-columns-repeated="16367"/>
        </table:table-row>
        <table:table-row table:style-name="ro2">
          <table:table-cell office:value-type="string" calcext:value-type="string">
            <text:p>"wait-free queue"</text:p>
          </table:table-cell>
          <table:table-cell office:value-type="float" office:value="80" calcext:value-type="float">
            <text:p>80</text:p>
          </table:table-cell>
          <table:table-cell office:value-type="string" calcext:value-type="string">
            <text:p>A methodology for implementing highly concurrent data structures (herlihys universial construction of wait-free datastructures)</text:p>
          </table:table-cell>
          <table:table-cell table:number-columns-repeated="5"/>
          <table:table-cell office:value-type="float" office:value="2" calcext:value-type="float">
            <text:p>2</text:p>
          </table:table-cell>
          <table:table-cell office:value-type="string" calcext:value-type="string">
            <text:p>https://dl.acm.org/doi/abs/10.1145/99163.99185</text:p>
          </table:table-cell>
          <table:table-cell office:value-type="float" office:value="1990" calcext:value-type="float">
            <text:p>1990</text:p>
          </table:table-cell>
          <table:table-cell office:value-type="string" calcext:value-type="string">
            <text:p>M Herlihy - Proceedings of the second ACM SIGPLAN symposium</text:p>
          </table:table-cell>
          <table:table-cell office:value-type="string" calcext:value-type="string">
            <text:p>dl.acm.org</text:p>
          </table:table-cell>
          <table:table-cell office:value-type="float" office:value="297" calcext:value-type="float">
            <text:p>297</text:p>
          </table:table-cell>
          <table:table-cell office:value-type="string" calcext:value-type="string">
            <text:p>… Lamport [24] gives a wait-free queue implementation that permits one enqueuing process</text:p>
            <text:p>to execute concurrently with one dequeuing process. Herlihy and Wing [17] g ive a non-…</text:p>
          </table:table-cell>
          <table:table-cell/>
          <table:table-cell office:value-type="string" calcext:value-type="string">
            <text:p>Abstract</text:p>
            <text:p>A concurrent object is a data structure shared by concurrent processes. Conventional techniques for implementing concurrent objects typically rely on critical sections: ensuring that only one process at a time can operate on the object. Nevertheless, critical sections are poorly suited for asynchronous systems: if one process is halted or delayed in a critical section, other, non-faulty processes will be unable to progress. By contrast, a concurrent object implementation is non-blocking if it always guarantees that some process will complete an operation in a finite number of steps, and it is wait-free if it guarantees that each process will complete an operation in a finite number of steps. This paper proposes a new methodology for constructing non-blocking and wait-free implementations of concurrent objects. The object's representation and operations are written as stylized sequential programs, with no explicit synchronization. Each sequential operation is automatically transformed into a non-blocking or wait-free operation using novel synchronization and memory management algorithms. These algorithms are presented for a multiple instruction/multiple data (MIMD) architecture in which n processes communicate by applying read, write, and compare&amp;swap operations to a shared memory.</text:p>
          </table:table-cell>
          <table:table-cell table:number-columns-repeated="16366"/>
          <table:table-cell table:style-name="ce1"/>
        </table:table-row>
        <table:table-row table:style-name="ro2">
          <table:table-cell office:value-type="string" calcext:value-type="string">
            <text:p>"wait-free" ("spsc" OR "single-producer single-consumer" OR "single-writer single-reader" OR "one-to-one") "queue"</text:p>
          </table:table-cell>
          <table:table-cell office:value-type="float" office:value="204" calcext:value-type="float">
            <text:p>204</text:p>
          </table:table-cell>
          <table:table-cell office:value-type="string" calcext:value-type="string">
            <text:p>Algorithms for synchronization and consistency in concurrent system services (explains that help schemes are needed)</text:p>
          </table:table-cell>
          <table:table-cell table:number-columns-repeated="5"/>
          <table:table-cell office:value-type="float" office:value="2" calcext:value-type="float">
            <text:p>2</text:p>
          </table:table-cell>
          <table:table-cell office:value-type="string" calcext:value-type="string">
            <text:p>https://citeseerx.ist.psu.edu/document?repid=rep1&amp;type=pdf&amp;doi=9cc787881d6bebdb54f9561998302d30ba3fa808</text:p>
          </table:table-cell>
          <table:table-cell office:value-type="float" office:value="2006" calcext:value-type="float">
            <text:p>2006</text:p>
          </table:table-cell>
          <table:table-cell office:value-type="string" calcext:value-type="string">
            <text:p>A Gidenstam - 2006 - Citeseer</text:p>
          </table:table-cell>
          <table:table-cell office:value-type="string" calcext:value-type="string">
            <text:p>Citeseer</text:p>
          </table:table-cell>
          <table:table-cell/>
          <table:table-cell office:value-type="string" calcext:value-type="string">
            <text:p>… 107 5.8 Example of a queue algorithm using … for wait-free algorithms is not practical in all</text:p>
            <text:p>cases and therefore significant research efforts are being spent on developing efficient wait-free …</text:p>
          </table:table-cell>
          <table:table-cell/>
          <table:table-cell office:value-type="string" calcext:value-type="string">
            <text:p>Synchronization, consistency and scalability are important issues in the de- sign of concurrent computer system services. In this thesis we study the appli- cation of optimistic and scalable methods in concurrent system services. In a distributed setting we study scalable tracking of the causal relations between events, lightweight information dissemination in optimistic causal order in dis- tributed systems and fault-tolerant and dynamic resource sharing. Further, we study scalable memory allocation, memory reclamation, threading, thread syn- chronization and data structures in shared memory systems. For each of the services we study we give the design of algorithms using optimistic methods, assess the correctness and analyze the behaviour of the algorithm, and in most cases describe implementations and perform experimental studies comparing the proposed algorithms to “traditional” approaches. We present a study of the accuracy of plausible timestamps for scalable event tracking in large systems. We analyze how these clocks may relate causally in- dependent event pairs and based on the analysis we propose two new clock algorithms to satisfy the analysis criteria. We propose an information dissemi- nation service providing optimistic causal order called lightweight causal cluster consistency. It oﬀers scalable behaviour, low message size overhead and high- probability reliability guarantees for e.g. multi-peer collaborative applications. A key component in the dissemination service is a dynamic and fault-tolerant cluster management algorithm, which manages a set of tickets/resources such that each ticket has at most one owner at a time. In the dissemination service this algorithm manages senders and enables the use of small ﬁxed size vector clocks. We present a lock-free concurrent memory allocator, NBmalloc , de- signed to enhance performance and scalability on multiprocessors which also shows in our experimental evaluation. We present a lock-free memory reclama- tion algorithm for use in the implementation of lock-free data structures. Our algorithm is the ﬁrst practical one that has all the following features: (i) guar- antees the safety of local as well as global references, (ii) provides an upper bound of deleted but not yet reclaimed nodes, (iii) is compatible with standard memory allocation schemes. We also present LFthreads , a user-level thread li- brary that is implemented entirely using lock-free methods aiming for increased scalability and eﬃciency over traditional thread libraries. Keywords: synchronization, logical clocks, plausible clocks, time stamp- ing system, event ordering, group communication, optimistic causal order, non- blocking, lock-free, memory management, memory reclamation, threading, atomic registers.</text:p>
          </table:table-cell>
          <table:table-cell table:number-columns-repeated="16366"/>
          <table:table-cell table:style-name="ce1"/>
        </table:table-row>
        <table:table-row table:style-name="ro1">
          <table:table-cell office:value-type="string" calcext:value-type="string">
            <text:p>manual search</text:p>
          </table:table-cell>
          <table:table-cell/>
          <table:table-cell table:style-name="ce13" office:value-type="string" calcext:value-type="string">
            <text:p>A Highly-Efficient Wait-Free Universal Construction</text:p>
          </table:table-cell>
          <table:table-cell table:style-name="ce13" office:value-type="string" calcext:value-type="string">
            <text:p>mpmc</text:p>
          </table:table-cell>
          <table:table-cell table:style-name="ce13" office:value-type="string" calcext:value-type="string">
            <text:p>Faa + cas oder ll/sc</text:p>
          </table:table-cell>
          <table:table-cell table:style-name="ce13"/>
          <table:table-cell table:style-name="ce13" office:value-type="string" calcext:value-type="string">
            <text:p>linked list <text:s/></text:p>
          </table:table-cell>
          <table:table-cell table:style-name="ce13"/>
          <table:table-cell table:style-name="ce13" office:value-type="float" office:value="2" calcext:value-type="float">
            <text:p>2</text:p>
          </table:table-cell>
          <table:table-cell office:value-type="string" calcext:value-type="string">
            <text:p><text:a xlink:href="https://dl.acm.org/doi/pdf/10.1145/1989493.1989549" xlink:type="simple">https://dl.acm.org/doi/pdf/10.1145/1989493.1989549</text:a></text:p>
          </table:table-cell>
          <table:table-cell table:style-name="ce13"/>
          <table:table-cell table:number-columns-repeated="9"/>
          <table:table-cell office:value-type="float" office:value="1" calcext:value-type="float">
            <text:p>1</text:p>
          </table:table-cell>
          <table:table-cell table:number-columns-repeated="16362"/>
          <table:table-cell table:style-name="ce1"/>
        </table:table-row>
        <table:table-row table:style-name="ro5">
          <table:table-cell office:value-type="string" calcext:value-type="string">
            <text:p>"wait-free queue"</text:p>
          </table:table-cell>
          <table:table-cell office:value-type="float" office:value="59" calcext:value-type="float">
            <text:p>59</text:p>
          </table:table-cell>
          <table:table-cell office:value-type="string" calcext:value-type="string">
            <text:p>A Family of Fast and Memory Efficient Lock-and Wait-Free Reclamation (important for implementing a good shared memory)</text:p>
          </table:table-cell>
          <table:table-cell table:number-columns-repeated="5"/>
          <table:table-cell office:value-type="float" office:value="2" calcext:value-type="float">
            <text:p>2</text:p>
          </table:table-cell>
          <table:table-cell office:value-type="string" calcext:value-type="string">
            <text:p>https://dl.acm.org/doi/abs/10.1145/3658851</text:p>
          </table:table-cell>
          <table:table-cell office:value-type="float" office:value="2024" calcext:value-type="float">
            <text:p>2024</text:p>
          </table:table-cell>
          <table:table-cell office:value-type="string" calcext:value-type="string">
            <text:p>R Nikolaev</text:p>
          </table:table-cell>
          <table:table-cell office:value-type="string" calcext:value-type="string">
            <text:p>dl.acm.org</text:p>
          </table:table-cell>
          <table:table-cell office:value-type="float" office:value="3" calcext:value-type="float">
            <text:p>3</text:p>
          </table:table-cell>
          <table:table-cell office:value-type="string" calcext:value-type="string">
            <text:p>Historically, memory management based on lock-free reference counting was very inefficient,</text:p>
            <text:p>especially for read-dominated workloads. Thus, approaches such as epoch-based …</text:p>
          </table:table-cell>
          <table:table-cell/>
          <table:table-cell office:value-type="string" calcext:value-type="string">
            <text:p>Abstract</text:p>
            <text:p>Historically, memory management based on lock-free reference counting was very inefficient, especially for read-dominated workloads. Thus, approaches such as epoch-based reclamation (EBR), hazard pointers (HP), or a combination thereof have received significant attention. EBR exhibits excellent performance but is blocking due to potentially unbounded memory usage. In contrast, HP are non-blocking and achieve good memory efficiency but are much slower. Moreover, HP are only lock-free in the general case. Recently, several new memory reclamation approaches such as WFE and Hyaline have been proposed. WFE achieves wait-freedom, but is less memory efficient and performs suboptimally in oversubscribed scenarios; Hyaline achieves higher performance and memory efficiency, but lacks wait-freedom.</text:p>
            <text:p>We present a family of non-blocking memory reclamation schemes, called Crystalline, that simultaneously addresses the challenges of high performance, high memory efficiency, and wait-freedom. Crystalline can guarantee complete wait-freedom even when threads are dynamically recycled, asynchronously reclaims memory in the sense that any thread can reclaim memory retired by any other thread, and ensures (an almost) balanced reclamation workload across all threads. The latter two properties result in Crystalline's high performance and memory efficiency. Simultaneously ensuring all three properties requires overcoming unique challenges. Crystalline supports ubiquitous x86-64 and ARM64 architectures, while achieving superior throughput than prior fast schemes such as EBR as the number of threads grows.</text:p>
            <text:p>We also accentuate that many recent approaches, unlike HP, lack strict non-blocking guarantees when used with multiple data structures. By providing full wait-freedom, Crystalline addresses this problem as well.</text:p>
          </table:table-cell>
          <table:table-cell table:number-columns-repeated="16366"/>
          <table:table-cell table:style-name="ce1"/>
        </table:table-row>
        <table:table-row table:style-name="ro2">
          <table:table-cell table:style-name="Default" office:value-type="string" calcext:value-type="string">
            <text:p>"wait-free queue"</text:p>
          </table:table-cell>
          <table:table-cell table:style-name="Default" office:value-type="float" office:value="4" calcext:value-type="float">
            <text:p>4</text:p>
          </table:table-cell>
          <table:table-cell table:style-name="Default" office:value-type="string" calcext:value-type="string">
            <text:p>Wait-free queues with multiple enqueuers and dequeuers</text:p>
          </table:table-cell>
          <table:table-cell table:style-name="Default" office:value-type="string" calcext:value-type="string">
            <text:p>mpmc</text:p>
          </table:table-cell>
          <table:table-cell table:style-name="Default" office:value-type="string" calcext:value-type="string">
            <text:p>cas</text:p>
          </table:table-cell>
          <table:table-cell table:style-name="Default"/>
          <table:table-cell table:style-name="Default" office:value-type="string" calcext:value-type="string">
            <text:p>linked list </text:p>
          </table:table-cell>
          <table:table-cell table:style-name="Default" office:value-type="string" calcext:value-type="string">
            <text:p>Fast-path slow-path</text:p>
          </table:table-cell>
          <table:table-cell table:style-name="Default" office:value-type="float" office:value="1" calcext:value-type="float">
            <text:p>1</text:p>
          </table:table-cell>
          <table:table-cell table:style-name="Default" office:value-type="string" calcext:value-type="string">
            <text:p>https://dl.acm.org/doi/abs/10.1145/2038037.1941585</text:p>
          </table:table-cell>
          <table:table-cell table:style-name="Default" office:value-type="float" office:value="2011" calcext:value-type="float">
            <text:p>2011</text:p>
          </table:table-cell>
          <table:table-cell table:style-name="Default" office:value-type="string" calcext:value-type="string">
            <text:p>A Kogan</text:p>
          </table:table-cell>
          <table:table-cell table:style-name="Default" office:value-type="string" calcext:value-type="string">
            <text:p>dl.acm.org</text:p>
          </table:table-cell>
          <table:table-cell table:style-name="Default" office:value-type="float" office:value="181" calcext:value-type="float">
            <text:p>181</text:p>
          </table:table-cell>
          <table:table-cell table:style-name="Default" office:value-type="string" calcext:value-type="string">
            <text:p>… In this paper we provide a design for a practical wait-free queue. Our construction is based</text:p>
            <text:p>on the highly efficient lock-free queue of Michael and Scott. To achieve wait-freedom, we …</text:p>
          </table:table-cell>
          <table:table-cell table:style-name="Default"/>
          <table:table-cell table:style-name="Default" office:value-type="string" calcext:value-type="string">
            <text:p>Abstract</text:p>
            <text:p>The queue data structure is fundamental and ubiquitous. Lock-free versions of the queue are well known. However, an important open question is whether practical wait-free queues exist. Until now, only versions with limited concurrency were proposed. In this paper we provide a design for a practical wait-free queue. Our construction is based on the highly efficient lock-free queue of Michael and Scott. To achieve wait-freedom, we employ a priority-based helping scheme in which faster threads help the slower peers to complete their pending operations. We have implemented our scheme on multicore machines and present performance measurements comparing our implementation with that of Michael and Scott in several system configurations.</text:p>
          </table:table-cell>
          <table:table-cell table:style-name="Default" table:number-columns-repeated="16366"/>
          <table:table-cell/>
        </table:table-row>
        <table:table-row table:style-name="ro2">
          <table:table-cell table:style-name="ce2" office:value-type="string" calcext:value-type="string">
            <text:p>"wait-free" "fifo queue" ("mpmc" OR "multi-producer multi-consumer" OR "multi-writer multi-reader" OR "many-to-many")</text:p>
          </table:table-cell>
          <table:table-cell table:style-name="ce2" office:value-type="float" office:value="7" calcext:value-type="float">
            <text:p>7</text:p>
          </table:table-cell>
          <table:table-cell table:style-name="ce2" office:value-type="string" calcext:value-type="string">
            <text:p>A wait-free multi-producer multi-consumer ring buffer</text:p>
          </table:table-cell>
          <table:table-cell table:style-name="ce2" office:value-type="string" calcext:value-type="string">
            <text:p>mpmc</text:p>
          </table:table-cell>
          <table:table-cell table:style-name="ce2" table:number-columns-repeated="2"/>
          <table:table-cell table:style-name="ce2" office:value-type="string" calcext:value-type="string">
            <text:p>RingBuffer</text:p>
          </table:table-cell>
          <table:table-cell table:style-name="ce2"/>
          <table:table-cell table:style-name="ce2" office:value-type="float" office:value="1" calcext:value-type="float">
            <text:p>1</text:p>
          </table:table-cell>
          <table:table-cell table:style-name="ce2" office:value-type="string" calcext:value-type="string">
            <text:p>https://dl.acm.org/doi/abs/10.1145/2835260.2835264</text:p>
          </table:table-cell>
          <table:table-cell table:style-name="ce2"/>
          <table:table-cell table:style-name="Default"/>
          <table:table-cell table:style-name="ce2" office:value-type="string" calcext:value-type="string">
            <text:p>S Feldman</text:p>
          </table:table-cell>
          <table:table-cell table:style-name="ce2" office:value-type="string" calcext:value-type="string">
            <text:p><text:s/>D Dechev - ACM SIGAPP Applied Computing Review</text:p>
          </table:table-cell>
          <table:table-cell table:style-name="ce2" office:value-type="string" calcext:value-type="string">
            <text:p><text:s/>2015 - dl.acm.org</text:p>
          </table:table-cell>
          <table:table-cell table:style-name="ce2" office:value-type="string" calcext:value-type="string">
            <text:p>… A simple, fast and scalable non-blocking concurrent fifo queue for shared memory</text:p>
            <text:p>multiprocessor systems. In Proceedings of the thirteenth annual ACM symposium on Parallel …</text:p>
          </table:table-cell>
          <table:table-cell table:style-name="ce2" table:number-columns-repeated="4"/>
          <table:table-cell table:style-name="ce2" office:value-type="float" office:value="1" calcext:value-type="float">
            <text:p>1</text:p>
          </table:table-cell>
          <table:table-cell table:style-name="ce2" table:number-columns-repeated="16362"/>
          <table:table-cell/>
        </table:table-row>
        <table:table-row table:style-name="ro2">
          <table:table-cell table:style-name="Default" office:value-type="string" calcext:value-type="string">
            <text:p>"wait-free queue"</text:p>
          </table:table-cell>
          <table:table-cell table:style-name="Default" office:value-type="float" office:value="6" calcext:value-type="float">
            <text:p>6</text:p>
          </table:table-cell>
          <table:table-cell table:style-name="Default" office:value-type="string" calcext:value-type="string">
            <text:p>A methodology for creating fast wait-free data structures</text:p>
          </table:table-cell>
          <table:table-cell table:style-name="Default" office:value-type="string" calcext:value-type="string">
            <text:p>mpmc</text:p>
          </table:table-cell>
          <table:table-cell table:style-name="Default" table:number-columns-repeated="3"/>
          <table:table-cell table:style-name="Default" office:value-type="string" calcext:value-type="string">
            <text:p>Fast-path slow-path</text:p>
          </table:table-cell>
          <table:table-cell table:style-name="Default" office:value-type="float" office:value="1" calcext:value-type="float">
            <text:p>1</text:p>
          </table:table-cell>
          <table:table-cell table:style-name="Default" office:value-type="string" calcext:value-type="string">
            <text:p>https://dl.acm.org/doi/abs/10.1145/2370036.2145835</text:p>
          </table:table-cell>
          <table:table-cell table:style-name="Default" office:value-type="float" office:value="2012" calcext:value-type="float">
            <text:p>2012</text:p>
          </table:table-cell>
          <table:table-cell table:style-name="Default" office:value-type="string" calcext:value-type="string">
            <text:p>A Kogan</text:p>
          </table:table-cell>
          <table:table-cell table:style-name="Default" office:value-type="string" calcext:value-type="string">
            <text:p>dl.acm.org</text:p>
          </table:table-cell>
          <table:table-cell table:style-name="Default" office:value-type="float" office:value="161" calcext:value-type="float">
            <text:p>161</text:p>
          </table:table-cell>
          <table:table-cell table:style-name="Default" office:value-type="string" calcext:value-type="string">
            <text:p>… In this paper, we apply this idea to a recent construction of a wait-free queue, bringing the</text:p>
            <text:p>wait-free implementation to perform in practice as efficient as the lock-free implementation. In …</text:p>
          </table:table-cell>
          <table:table-cell table:style-name="Default"/>
          <table:table-cell table:style-name="Default" office:value-type="string" calcext:value-type="string">
            <text:p>Abstract</text:p>
            <text:p>Lock-freedom is a progress guarantee that ensures overall program progress. Wait-freedom is a stronger progress guarantee that ensures the progress of each thread in the program. While many practical lock-free algorithms exist, wait-free algorithms are typically inefficient and hardly used in practice. In this paper, we propose a methodology called fast-path-slow-path for creating efficient wait-free algorithms. The idea is to execute the efficient lock-free version most of the time and revert to the wait-free version only when things go wrong. The generality and effectiveness of this methodology is demonstrated by two examples. In this paper, we apply this idea to a recent construction of a wait-free queue, bringing the wait-free implementation to perform in practice as efficient as the lock-free implementation. In another work, the fast-path-slow-path methodology has been used for (dramatically) improving the performance of a wait-free linked-list.</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12" calcext:value-type="float">
            <text:p>12</text:p>
          </table:table-cell>
          <table:table-cell table:style-name="Default" office:value-type="string" calcext:value-type="string">
            <text:p>A wait-free queue for multiple enqueuers and multiple dequeuers using local preferences and pragmatic extensions</text:p>
          </table:table-cell>
          <table:table-cell table:style-name="Default" office:value-type="string" calcext:value-type="string">
            <text:p>mpmc</text:p>
          </table:table-cell>
          <table:table-cell table:style-name="Default" table:number-columns-repeated="4"/>
          <table:table-cell table:style-name="Default" office:value-type="float" office:value="1" calcext:value-type="float">
            <text:p>1</text:p>
          </table:table-cell>
          <table:table-cell table:style-name="Default" office:value-type="string" calcext:value-type="string">
            <text:p>https://ieeexplore.ieee.org/abstract/document/5196220/</text:p>
          </table:table-cell>
          <table:table-cell table:style-name="Default" office:value-type="float" office:value="2009" calcext:value-type="float">
            <text:p>2009</text:p>
          </table:table-cell>
          <table:table-cell table:style-name="Default" office:value-type="string" calcext:value-type="string">
            <text:p>P Stellwag</text:p>
          </table:table-cell>
          <table:table-cell table:style-name="Default" office:value-type="string" calcext:value-type="string">
            <text:p>IEEE International …, 2009</text:p>
          </table:table-cell>
          <table:table-cell table:style-name="Default" office:value-type="float" office:value="6" calcext:value-type="float">
            <text:p>6</text:p>
          </table:table-cell>
          <table:table-cell table:style-name="Default" office:value-type="string" calcext:value-type="string">
            <text:p>… Section IV describes a helping queue mechanism to improve our waitfree queue in terms of</text:p>
            <text:p>determinism and performance. This is followed by the description, discussion and evaluation …</text:p>
          </table:table-cell>
          <table:table-cell table:style-name="Default"/>
          <table:table-cell table:style-name="Default" office:value-type="string" calcext:value-type="string">
            <text:p>Abstract:</text:p>
            <text:p>Queues are one of the most commonly used data structures in applications and operating systems [1]. Up-and-coming multi-core processors force software developers to consider data structures in order to make them thread-safe. But, in real-time systems, e.g., robotic controls, parallelization is even more complicated as such systems must guarantee to meet their mostly hard deadlines. A considerable amount of research has been carried out on wait-free objects [2] to achieve this. Wait-freedom can guarantee that each potentially concurrent thread completes its operation within a bounded number of steps. But applicable wait-free queues, which supports multiple enqueue, dequeue and read operations, do not exist yet. Therefore, we present a statically allocated and statically linked queue, which supports arbitrary concurrent operations. Our approach is also applicable in other scenarios, where unsorted queues with statically allocated elements are used. Moreover, we introduce ‘local preferences’ to minimize contention. But, as the response times of our enqueue operation directly depends on the fill level, the response times of a nearly filled queue still remain an issue. Moreover, our approach is jitter-prone with a varying fill level. In this paper, we also address all of these issues with an approach using a helping queue. The results show that we can decrease the worst case execution time by approximately factor twenty. Additionally, we reduce the average response times of potentially concurrent enqueue operations in our queue. To the best of our knowledge, our wait-free queue is the best known and practical solution for an unsorted thread-safe queue for multiple enqueuers, multiple dequeuers and mulitple readers.</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51" calcext:value-type="float">
            <text:p>51</text:p>
          </table:table-cell>
          <table:table-cell table:style-name="Default" office:value-type="string" calcext:value-type="string">
            <text:p>A scalable multi-producer multi-consumer wait-free ring buffer</text:p>
          </table:table-cell>
          <table:table-cell table:style-name="Default" office:value-type="string" calcext:value-type="string">
            <text:p>mpmc</text:p>
          </table:table-cell>
          <table:table-cell table:style-name="Default" table:number-columns-repeated="2"/>
          <table:table-cell table:style-name="Default" office:value-type="string" calcext:value-type="string">
            <text:p>RingBuffer</text:p>
          </table:table-cell>
          <table:table-cell table:style-name="Default"/>
          <table:table-cell table:style-name="Default" office:value-type="float" office:value="1" calcext:value-type="float">
            <text:p>1</text:p>
          </table:table-cell>
          <table:table-cell table:style-name="Default" office:value-type="string" calcext:value-type="string">
            <text:p>https://dl.acm.org/doi/abs/10.1145/2695664.2695924</text:p>
          </table:table-cell>
          <table:table-cell table:style-name="Default" office:value-type="float" office:value="2015" calcext:value-type="float">
            <text:p>2015</text:p>
          </table:table-cell>
          <table:table-cell table:style-name="Default" office:value-type="string" calcext:value-type="string">
            <text:p>A Barrington</text:p>
          </table:table-cell>
          <table:table-cell table:style-name="Default" office:value-type="string" calcext:value-type="string">
            <text:p>dl.acm.org</text:p>
          </table:table-cell>
          <table:table-cell table:style-name="Default" office:value-type="float" office:value="45" calcext:value-type="float">
            <text:p>45</text:p>
          </table:table-cell>
          <table:table-cell table:style-name="Default" office:value-type="string" calcext:value-type="string">
            <text:p>A ring buffer or cyclical queue is a First In, First Out (FIFO) queue that stores elements on a</text:p>
            <text:p>fixed-length array. This allows for efficient O(1) operations, cache-aware optimizations, and …</text:p>
          </table:table-cell>
          <table:table-cell table:style-name="Default"/>
          <table:table-cell table:style-name="Default" office:value-type="string" calcext:value-type="string">
            <text:p>Abstract</text:p>
            <text:p>A ring buffer or cyclical queue is a First In, First Out (FIFO) queue that stores elements on a fixed-length array. This allows for efficient O(1) operations, cache-aware optimizations, and low memory overhead. Because ring buffers are limited to only the array and two counters they are desirable for systems with limited memory. Many applications (e.g. cloud-based services) depend on ring buffers to pass work from one thread to another. The rise in many-core architecture has resulted in increased performance from shared data structures such as ring buffers. Existing research has forgone the use of locks and permitted greater scalability and core utilization for such designs. Such non-blocking designs are categorized by the level of progress they guarantee with wait-freedom being the most desirable categorization. Such a guarantee provides freedom from deadlock, livelock, and thread starvation. Lock-free and obstruction-free designs are not safe from all of these pitfalls [5].</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65" calcext:value-type="float">
            <text:p>65</text:p>
          </table:table-cell>
          <table:table-cell table:style-name="Default" office:value-type="string" calcext:value-type="string">
            <text:p>A Scalable Multi-Producer Multi-Consumer Wait-Free Ring Buffer.</text:p>
          </table:table-cell>
          <table:table-cell table:style-name="Default" office:value-type="string" calcext:value-type="string">
            <text:p>mpmc</text:p>
          </table:table-cell>
          <table:table-cell table:style-name="Default" table:number-columns-repeated="2"/>
          <table:table-cell table:style-name="Default" office:value-type="string" calcext:value-type="string">
            <text:p>RingBuffer</text:p>
          </table:table-cell>
          <table:table-cell table:style-name="Default"/>
          <table:table-cell table:style-name="Default" office:value-type="float" office:value="1" calcext:value-type="float">
            <text:p>1</text:p>
          </table:table-cell>
          <table:table-cell table:style-name="Default" office:value-type="string" calcext:value-type="string">
            <text:p>https://www.osti.gov/servlets/purl/1531271</text:p>
          </table:table-cell>
          <table:table-cell table:style-name="Default" office:value-type="float" office:value="2015" calcext:value-type="float">
            <text:p>2015</text:p>
          </table:table-cell>
          <table:table-cell table:style-name="Default" office:value-type="string" calcext:value-type="string">
            <text:p>D Dechev</text:p>
          </table:table-cell>
          <table:table-cell table:style-name="Default" office:value-type="string" calcext:value-type="string">
            <text:p>osti.gov</text:p>
          </table:table-cell>
          <table:table-cell table:style-name="Default"/>
          <table:table-cell table:style-name="Default" office:value-type="string" calcext:value-type="string">
            <text:p>The Ring Buffer is a staple data structure in computer science. They are excellent for high</text:p>
            <text:p>demand applications such as multimedia, network routing, and trading systems. We present a …</text:p>
          </table:table-cell>
          <table:table-cell table:style-name="Default"/>
          <table:table-cell table:style-name="Default" office:value-type="string" calcext:value-type="string">
            <text:p>The Ring Buffer is a staple data structure in computer sci- ence. They are excellent for high demand applications such as multimedia, network routing, and trading systems. We present a new ring buffer providing the wait-free progress guarantee suitable for such applications. We are not aware of any other array-based design providing this guarantee that every thread must complete its operation in a finite number of steps. Thus it is desirable for real-time and mission criti- cal systems. However, the added complexity to achieve this guarantee often results in reduced performance. To prevent such pitfalls, our ring buffer introduces a method- ology for diffusing contention resulting in increased perfor- mance and scalabilty. On average, the design experiences 100% more operations than a coarse-grained locking ap- proach, 15% more than TBB's concurrent bounded queue, 10% more than the lock-free approach presented by Krizhanovsky, and 140% more than the cycle queue by Tsigas. Keywords concurrent•parallel•non-blocking•wait-free•queue•ring buffer</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3" calcext:value-type="float">
            <text:p>3</text:p>
          </table:table-cell>
          <table:table-cell table:style-name="Default" office:value-type="string" calcext:value-type="string">
            <text:p>POSTER: A wait-free queue with wait-free memory reclamation</text:p>
          </table:table-cell>
          <table:table-cell table:style-name="Default" office:value-type="string" calcext:value-type="string">
            <text:p>mpmc</text:p>
          </table:table-cell>
          <table:table-cell table:style-name="Default" office:value-type="string" calcext:value-type="string">
            <text:p>cas</text:p>
          </table:table-cell>
          <table:table-cell table:style-name="Default" office:value-type="string" calcext:value-type="string">
            <text:p>bounded </text:p>
          </table:table-cell>
          <table:table-cell table:style-name="Default" table:number-columns-repeated="2"/>
          <table:table-cell table:style-name="Default" office:value-type="float" office:value="1" calcext:value-type="float">
            <text:p>1</text:p>
          </table:table-cell>
          <table:table-cell table:style-name="Default" office:value-type="string" calcext:value-type="string">
            <text:p>https://dl.acm.org/doi/abs/10.1145/3018743.3019022</text:p>
          </table:table-cell>
          <table:table-cell table:style-name="Default" office:value-type="float" office:value="2017" calcext:value-type="float">
            <text:p>2017</text:p>
          </table:table-cell>
          <table:table-cell table:style-name="Default" office:value-type="string" calcext:value-type="string">
            <text:p>P Ramalhete</text:p>
          </table:table-cell>
          <table:table-cell table:style-name="Default" office:value-type="string" calcext:value-type="string">
            <text:p>dl.acm.org</text:p>
          </table:table-cell>
          <table:table-cell table:style-name="Default" office:value-type="float" office:value="21" calcext:value-type="float">
            <text:p>21</text:p>
          </table:table-cell>
          <table:table-cell table:style-name="Default" office:value-type="string" calcext:value-type="string">
            <text:p>… Wait-free queue algorithms are rare when both enqueue and dequeue operations can be</text:p>
            <text:p>executed by multiple threads (MPMC). An essential part of any singly-list based queue is the …</text:p>
          </table:table-cell>
          <table:table-cell table:style-name="Default"/>
          <table:table-cell table:style-name="Default" office:value-type="string" calcext:value-type="string">
            <text:p>Abstract</text:p>
            <text:p>Queues are a widely deployed data structure. They are used extensively in many multi threaded applications, or as a communication mechanism between threads or processes. We propose a new linearizable multi-producer-multi-consumer queue we named Turn queue, with wait-free progress bounded by the number of threads, and with wait-free bounded memory reclamation. Its main characteristics are: a simple algorithm that does no memory allocation apart from creating the node that is placed in the queue, a new wait-free consensus algorithm using only the atomic instruction compare-and-swap (CAS), and is easy to plugin with other algorithms for either enqueue or dequeue methods.</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2" calcext:value-type="float">
            <text:p>2</text:p>
          </table:table-cell>
          <table:table-cell table:style-name="Default" office:value-type="string" calcext:value-type="string">
            <text:p>Wcq: A fast wait-free queue with bounded memory usage</text:p>
          </table:table-cell>
          <table:table-cell table:style-name="Default" office:value-type="string" calcext:value-type="string">
            <text:p>mpmc</text:p>
          </table:table-cell>
          <table:table-cell table:style-name="Default" office:value-type="string" calcext:value-type="string">
            <text:p>Faa + cas</text:p>
          </table:table-cell>
          <table:table-cell table:style-name="Default" table:number-columns-repeated="2"/>
          <table:table-cell table:style-name="Default" office:value-type="string" calcext:value-type="string">
            <text:p>Fast-path slow-path</text:p>
          </table:table-cell>
          <table:table-cell table:style-name="Default" office:value-type="float" office:value="1" calcext:value-type="float">
            <text:p>1</text:p>
          </table:table-cell>
          <table:table-cell table:style-name="Default" office:value-type="string" calcext:value-type="string">
            <text:p>https://dl.acm.org/doi/abs/10.1145/3490148.3538572</text:p>
          </table:table-cell>
          <table:table-cell table:style-name="Default" office:value-type="float" office:value="2022" calcext:value-type="float">
            <text:p>2022</text:p>
          </table:table-cell>
          <table:table-cell table:style-name="Default" office:value-type="string" calcext:value-type="string">
            <text:p>R Nikolaev</text:p>
          </table:table-cell>
          <table:table-cell table:style-name="Default" office:value-type="string" calcext:value-type="string">
            <text:p>dl.acm.org</text:p>
          </table:table-cell>
          <table:table-cell table:style-name="Default" office:value-type="float" office:value="11" calcext:value-type="float">
            <text:p>11</text:p>
          </table:table-cell>
          <table:table-cell table:style-name="Default" office:value-type="string" calcext:value-type="string">
            <text:p>… We present a wait-free queue, called wCQ. wCQ is based on SCQ and uses its own variation</text:p>
            <text:p>of fast-path-slow-path methodology to attain wait-freedom and bound memory usage. Our …</text:p>
          </table:table-cell>
          <table:table-cell table:style-name="Default"/>
          <table:table-cell table:style-name="Default" office:value-type="string" calcext:value-type="string">
            <text:p>Abstract</text:p>
            <text:p>The concurrency literature presents a number of approaches for building non-blocking, FIFO, multiple-producer and multiple-consumer (MPMC) queues. However, only a fraction of them have high performance. In addition, many queue designs, such as LCRQ, trade memory usage for better performance. The recently proposed SCQ design achieves both memory efficiency as well as excellent performance. Unfortunately, both LCRQ and SCQ are only lock-free. On the other hand, existing wait-free queues are either not very performant or suffer from potentially unbounded memory usage. Strictly described, the latter queues, such as Yang &amp; Mellor-Crummey's (YMC) queue, forfeit wait-freedom as they are blocking when memory is exhausted. We present a wait-free queue, called wCQ. wCQ is based on SCQ and uses its own variation of fast-path-slow-path methodology to attain wait-freedom and bound memory usage. Our experimental studies on x86 and PowerPC architectures validate wCQ's great performance and memory efficiency. They also show that wCQ's performance is often on par with the best known concurrent queue designs.</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5" calcext:value-type="float">
            <text:p>5</text:p>
          </table:table-cell>
          <table:table-cell table:style-name="Default" office:value-type="string" calcext:value-type="string">
            <text:p>A wait-free queue with polylogarithmic step complexity</text:p>
          </table:table-cell>
          <table:table-cell table:style-name="Default" office:value-type="string" calcext:value-type="string">
            <text:p>mpmc</text:p>
          </table:table-cell>
          <table:table-cell table:style-name="Default" office:value-type="string" calcext:value-type="string">
            <text:p>cas</text:p>
          </table:table-cell>
          <table:table-cell table:style-name="Default" office:value-type="string" calcext:value-type="string">
            <text:p>unbounded, but can be bounded</text:p>
          </table:table-cell>
          <table:table-cell table:style-name="Default" office:value-type="string" calcext:value-type="string">
            <text:p>binary tree</text:p>
          </table:table-cell>
          <table:table-cell table:style-name="Default"/>
          <table:table-cell table:style-name="Default" office:value-type="float" office:value="1" calcext:value-type="float">
            <text:p>1</text:p>
          </table:table-cell>
          <table:table-cell table:style-name="Default" office:value-type="string" calcext:value-type="string">
            <text:p>https://dl.acm.org/doi/abs/10.1145/3583668.3594565</text:p>
          </table:table-cell>
          <table:table-cell table:style-name="Default" office:value-type="float" office:value="2023" calcext:value-type="float">
            <text:p>2023</text:p>
          </table:table-cell>
          <table:table-cell table:style-name="Default" office:value-type="string" calcext:value-type="string">
            <text:p>H Naderibeni</text:p>
          </table:table-cell>
          <table:table-cell table:style-name="Default" office:value-type="string" calcext:value-type="string">
            <text:p>ACM Symposium on …, 2023</text:p>
          </table:table-cell>
          <table:table-cell table:style-name="Default" office:value-type="float" office:value="5" calcext:value-type="float">
            <text:p>5</text:p>
          </table:table-cell>
          <table:table-cell table:style-name="Default" office:value-type="string" calcext:value-type="string">
            <text:p>… We present a novel linearizable wait-free queue implementation using single-word CAS</text:p>
            <text:p>instructions. Previous lock-free queue implementations from CAS all have amortized step …</text:p>
          </table:table-cell>
          <table:table-cell table:style-name="Default"/>
          <table:table-cell table:style-name="Default" office:value-type="string" calcext:value-type="string">
            <text:p>Abstract</text:p>
            <text:p>We present a novel linearizable wait-free queue implementation using single-word CAS instructions. Previous lock-free queue implementations from CAS all have amortized step complexity of Ω(p) per operation in worst-case executions, where p is the number of processes that access the queue. Our new wait-free queue takes O(log p) steps per enqueue and O(log2 p + log q) steps per dequeue, where q is the size of the queue. A bounded-space version of the implementation has O(log p log(p + q)) amortized step complexity per operation.</text:p>
          </table:table-cell>
          <table:table-cell table:style-name="Default" table:number-columns-repeated="16366"/>
          <table:table-cell/>
        </table:table-row>
        <table:table-row table:style-name="ro6">
          <table:table-cell table:style-name="Default" office:value-type="string" calcext:value-type="string">
            <text:p>"wait-free queue"</text:p>
          </table:table-cell>
          <table:table-cell table:style-name="Default" office:value-type="float" office:value="9" calcext:value-type="float">
            <text:p>9</text:p>
          </table:table-cell>
          <table:table-cell table:style-name="Default" office:value-type="string" calcext:value-type="string">
            <text:p>Efficient wait-free queue algorithms with multiple enqueuers and multiple dequeuers</text:p>
          </table:table-cell>
          <table:table-cell table:style-name="Default" office:value-type="string" calcext:value-type="string">
            <text:p>mpmc</text:p>
          </table:table-cell>
          <table:table-cell table:style-name="Default" office:value-type="string" calcext:value-type="string">
            <text:p>Cas + fetch&amp;incr</text:p>
          </table:table-cell>
          <table:table-cell table:style-name="Default" office:value-type="string" calcext:value-type="string">
            <text:p>bounded</text:p>
          </table:table-cell>
          <table:table-cell table:style-name="Default" office:value-type="string" calcext:value-type="string">
            <text:p>Array + binary tree</text:p>
          </table:table-cell>
          <table:table-cell table:style-name="Default" office:value-type="string" calcext:value-type="string">
            <text:p><text:s/></text:p>
          </table:table-cell>
          <table:table-cell table:style-name="Default" office:value-type="float" office:value="1" calcext:value-type="float">
            <text:p>1</text:p>
          </table:table-cell>
          <table:table-cell table:style-name="Default" office:value-type="string" calcext:value-type="string">
            <text:p>https://drops.dagstuhl.de/entities/document/10.4230/LIPIcs.OPODIS.2022.4</text:p>
          </table:table-cell>
          <table:table-cell table:style-name="Default" office:value-type="float" office:value="2023" calcext:value-type="float">
            <text:p>2023</text:p>
          </table:table-cell>
          <table:table-cell table:style-name="Default" office:value-type="string" calcext:value-type="string">
            <text:p>C Johnen</text:p>
          </table:table-cell>
          <table:table-cell table:style-name="Default" office:value-type="string" calcext:value-type="string">
            <text:p>drops.dagstuhl.de</text:p>
          </table:table-cell>
          <table:table-cell table:style-name="Default" office:value-type="float" office:value="5" calcext:value-type="float">
            <text:p>5</text:p>
          </table:table-cell>
          <table:table-cell table:style-name="Default" office:value-type="string" calcext:value-type="string">
            <text:p>… wait-free queue … wait-free queue is given by Khanchandani and Wattenhofer [10]. In particular,</text:p>
            <text:p>they present an implementation of a multiple dequeuer multiple enqueuer wait-free queue …</text:p>
          </table:table-cell>
          <table:table-cell table:style-name="Default"/>
          <table:table-cell table:style-name="Default" office:value-type="string" calcext:value-type="string">
            <text:p>Abstract</text:p>
            <text:p>Despite the widespread usage of FIFO queues in distributed applications, designing efficient wait-free implementations of queues remains a challenge. The majority of wait-free queue implementations restrict either the number of dequeuers or the number of enqueuers that can operate on the queue, even when they use strong synchronization primitives, like the Compare&amp;Swap. If we do not limit the number of processes that can perform enqueue and dequeue operations, the best-known upper bound on the worst case step complexity for a wait-free queue is given by [Khanchandani and Wattenhofer, 2018]. In particular, they present an implementation of a multiple dequeuer multiple enqueuer wait-free queue whose worst case step complexity is in O(√n), where n is the number of processes. In this work, we investigate whether it is possible to improve this bound. In particular, we present a wait-free FIFO queue implementation that supports n enqueuers and k dequeuers where the worst case step complexity of an Enqueue operation is in O(log n) and of a Dequeue operation is in O(k log n). </text:p>
            <text:p>Then, we show that if the semantics of the queue can be relaxed, by allowing concurrent Dequeue operations to retrieve the same element, then we can achieve O(log n) worst-case step complexity for both the Enqueue and Dequeue operations.</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24" calcext:value-type="float">
            <text:p>24</text:p>
          </table:table-cell>
          <table:table-cell table:style-name="Default" office:value-type="string" calcext:value-type="string">
            <text:p>A wait-free queue with poly-logarithmic worst-case step complexity</text:p>
          </table:table-cell>
          <table:table-cell table:style-name="Default" office:value-type="string" calcext:value-type="string">
            <text:p>mpmc</text:p>
          </table:table-cell>
          <table:table-cell table:style-name="Default" office:value-type="string" calcext:value-type="string">
            <text:p>cas</text:p>
          </table:table-cell>
          <table:table-cell table:style-name="Default" office:value-type="string" calcext:value-type="string">
            <text:p>unbounded </text:p>
          </table:table-cell>
          <table:table-cell table:style-name="Default" office:value-type="string" calcext:value-type="string">
            <text:p>binary tree</text:p>
          </table:table-cell>
          <table:table-cell table:style-name="Default"/>
          <table:table-cell table:style-name="Default" office:value-type="float" office:value="1" calcext:value-type="float">
            <text:p>1</text:p>
          </table:table-cell>
          <table:table-cell table:style-name="Default" office:value-type="string" calcext:value-type="string">
            <text:p>https://yorkspace.library.yorku.ca/bitstream/10315/40975/2/A_Wait_free_Queue_with_Poly_logarithmic_Step_Complexity-2.pdf</text:p>
          </table:table-cell>
          <table:table-cell table:style-name="Default" office:value-type="float" office:value="2022" calcext:value-type="float">
            <text:p>2022</text:p>
          </table:table-cell>
          <table:table-cell table:style-name="Default" office:value-type="string" calcext:value-type="string">
            <text:p>H Naderibeni - 2022 - yorkspace.library.yorku.ca</text:p>
          </table:table-cell>
          <table:table-cell table:style-name="Default" office:value-type="string" calcext:value-type="string">
            <text:p>yorkspace.library.yorku.ca</text:p>
          </table:table-cell>
          <table:table-cell table:style-name="Default" office:value-type="float" office:value="1" calcext:value-type="float">
            <text:p>1</text:p>
          </table:table-cell>
          <table:table-cell table:style-name="Default" office:value-type="string" calcext:value-type="string">
            <text:p>… In this work, we introduce a novel linearizable wait-free queue implementation. Linearizability</text:p>
            <text:p>and lock-freedom are standard requirements for designing shared data structures. To the …</text:p>
          </table:table-cell>
          <table:table-cell table:style-name="Default"/>
          <table:table-cell table:style-name="Default" office:value-type="string" calcext:value-type="string">
            <text:p>In this work, we introduce a novel linearizable wait-free queue implementation. Linearizability and lock-freedom are standard requirements for designing shared data structures. To the best of our knowledge, all of the existing linearizable lock-free queues in the literature have a common problem in their worst case, called the CAS Retry Problem. We show that our algorithm avoids this problem with the helping mechanism which we use and has a worst-case running time better than prior lock-free queues. The amortized number of steps for an Enqueue orDequeue in our algorithm is O(log2p+ log q), where pis the number of processes and qis the size of the queue when the operation is linearized. ii</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26" calcext:value-type="float">
            <text:p>26</text:p>
          </table:table-cell>
          <table:table-cell table:style-name="Default" office:value-type="string" calcext:value-type="string">
            <text:p>Wait-free Algorithms: the Burden of the Past</text:p>
          </table:table-cell>
          <table:table-cell table:style-name="Default" office:value-type="string" calcext:value-type="string">
            <text:p>mpmc</text:p>
          </table:table-cell>
          <table:table-cell table:style-name="Default" office:value-type="string" calcext:value-type="string">
            <text:p>cas, swap</text:p>
          </table:table-cell>
          <table:table-cell table:style-name="Default"/>
          <table:table-cell table:style-name="Default" office:value-type="string" calcext:value-type="string">
            <text:p>linked list </text:p>
          </table:table-cell>
          <table:table-cell table:style-name="Default"/>
          <table:table-cell table:style-name="Default" office:value-type="float" office:value="1" calcext:value-type="float">
            <text:p>1</text:p>
          </table:table-cell>
          <table:table-cell table:style-name="Default" office:value-type="string" calcext:value-type="string">
            <text:p>https://assets-eu.researchsquare.com/files/rs-4125819/v1_covered_2ce278f0-f79c-4a25-b185-1aa8003a4519.pdf</text:p>
          </table:table-cell>
          <table:table-cell table:style-name="Default" office:value-type="float" office:value="2024" calcext:value-type="float">
            <text:p>2024</text:p>
          </table:table-cell>
          <table:table-cell table:style-name="Default" office:value-type="string" calcext:value-type="string">
            <text:p>D Bédin</text:p>
          </table:table-cell>
          <table:table-cell table:style-name="Default" office:value-type="string" calcext:value-type="string">
            <text:p>assets</text:p>
          </table:table-cell>
          <table:table-cell table:style-name="Default"/>
          <table:table-cell table:style-name="Default" office:value-type="string" calcext:value-type="string">
            <text:p>… -to-memory swap whose complexity only depends on the contention, and we illustrate how</text:p>
            <text:p>compare-and-set and memory-to-memory swap can be used jointly within a wait-free queue …</text:p>
          </table:table-cell>
          <table:table-cell table:style-name="Default"/>
          <table:table-cell table:style-name="Default" office:value-type="string" calcext:value-type="string">
            <text:p>Herlihy proved that compare-and-set (CAS) is universal in the cl assical comput- ing system model composed of an a priori known number of processe s. For this, he proposed the ﬁrst universal construction capable of emulatin g any data struc- ture with a sequential speciﬁcation. It has recently been prove d that CAS is still universal in the inﬁnite arrival computing model, a model where a ny number of processes can be created on the ﬂy. This paper explores the complexity issues related to the wait- free CAS-based universal constructions. We ﬁrst prove that CAS does not allow to implement wait-free and linearizable visible objects in the inﬁnite arrival model with a space complexity bounded by the number of active processes. We then show that this lower bound is tight, in the sense that this dependency can be made as low as desired by proposing a wait-free and linearizable universal const ruction, using the CAS operation, whose space complexity dependancy on the n umber of ever issued operations is deﬁned by a parameter that can be linked to any unbounded function. This paper also proves that the lower bound obtained for CAS-ba sed algorithms might be avoided by the use of other synchronization primitive s. As an example, we explore algorithms based on the memory-to-memory swap specia l instruction, that exchanges the content of two shared registers. We propose a u niversal con- struction based on memory-to-memory swap whose complexity onl y depends on the contention, and we illustrate how compare-and-set and mem ory-to-memory swap can be used jointly within a wait-free queue algorithm. Keywords: Compare-And-Set, Concurrent Object, Inﬁnite arrival mode l, Linearizability, Memory complexity, Memory-To-Memory Sw ap, Multi-Threaded Systems, Shared-Memory, Universality, Wait-freedom. 1 047 048 049 050 051 052 053 054 055 056 057 058 059 060 061 062 063 064 065 066 067 068 069 070 071 072 073 074 075 076 077 078 079 080 081 082 083 084 085 086 087 088 089 090 091 0921 Introduction Synchronization appeared with the concurrency brought by the ﬁrst par allel programs in the early sixties. Concurrent accesses to shared data or any physi cal or logical resource by multiple processes can lead to inconsistencies. Dij kstra introduced the famous mutual-exclusion problem and proposed to solve it using locks [ 1]. Since then it is still one of the most popular mechanisms for inter-process synchr onisation due to its supposedsimplicity.Thesimplestwaytoimplementmutualexc lusiononuni-processor systems is by interruption disabling. Interestingly, it turns ou t that locks can also be implemented using read and write operations on shared variables [ 2]. However, these implementations have a space complexity linear with the number of p rocesses [ 3]. This drawback has been overcome with the introduction of hardware special instructions like compare-and-set, test-and-set, fetch-and-add, etc. These i nstructions, referred to as read-modify-write instructions, aim to avoid certain interlea vings in the execution of the processes by making it possible to read and update a memory locat ion in one atomicoperation.Theyrepresent,insomesense,aseedofatomicity.T hecompare-and- set instruction (CAS) is certainly one of the most popular (a.k.a. compare_exchange_strong in C++ and compareAndSet in Java). It is supported by most modern multiprocessor and multi-core architectures. Informally, the CAS operation has three arguments: the address of a memory location and two values. The memory location is set to the second value if, and only if, the ﬁrst value is equal to the one stored by the me mory location, and a Boolean result (success or failure) is returned to the calling process. However, locks don’t compose and do not tolerate process crashes. If a p rocess holding a lock fails, the whole computation will stuck. Prohibiting the use of locks led to several progress conditions, among which wait-freedom [ 4] and lock-freedom [ 5]1. While wait-freedom guarantees that every operation invoked by a non crash ed process terminates after a ﬁnite time, lock-freedom guarantees that, if a com putation runs for long enough, at least one process makes progress (this may lead some other p rocesses to starve). Wait-freedom is thus stronger than lock-freedom: while lock-freedom is a system-wide progress condition, wait-freedom is a per-process pr ogress condition. Coordination between processes that access shared resources can be c aptured as concurrentdatastructures[ 6–8].Thedesignofthemostpopularconcurrentdatastruc- turessuchascounters,queues,stacks,logs,etc.hasbeenveryacti vetheselastdecades. Unfortunately, not all data structures admit linearizable wait-free i mplementations in an asynchronous crash-prone concurrent system that only oﬀers read and wr ite basic operations on variables. This is due to the impossibility to solve the Consensus prob- lem deterministically in this model [ 9]. The formulation of the Consensus problem is particularly simple. Eac</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74" calcext:value-type="float">
            <text:p>74</text:p>
          </table:table-cell>
          <table:table-cell table:style-name="Default" office:value-type="string" calcext:value-type="string">
            <text:p>Scalable and Performance-Critical Data Structures for Multicores</text:p>
          </table:table-cell>
          <table:table-cell table:style-name="Default" office:value-type="string" calcext:value-type="string">
            <text:p>mpmc</text:p>
          </table:table-cell>
          <table:table-cell table:style-name="Default" office:value-type="string" calcext:value-type="string">
            <text:p>atomic loads/stores</text:p>
          </table:table-cell>
          <table:table-cell table:style-name="Default" office:value-type="string" calcext:value-type="string">
            <text:p>unbounded</text:p>
          </table:table-cell>
          <table:table-cell table:style-name="Default" office:value-type="string" calcext:value-type="string">
            <text:p>linked list </text:p>
          </table:table-cell>
          <table:table-cell table:style-name="Default"/>
          <table:table-cell table:style-name="Default" office:value-type="float" office:value="1" calcext:value-type="float">
            <text:p>1</text:p>
          </table:table-cell>
          <table:table-cell table:style-name="Default" office:value-type="string" calcext:value-type="string">
            <text:p>https://web.tecnico.ulisboa.pt/~ist14191/repository/TR-IID-Thesis_Mudit_Verma.pdf</text:p>
          </table:table-cell>
          <table:table-cell table:style-name="Default" office:value-type="float" office:value="2013" calcext:value-type="float">
            <text:p>2013</text:p>
          </table:table-cell>
          <table:table-cell table:style-name="Default" office:value-type="string" calcext:value-type="string">
            <text:p>M Verma - 2013 - tecnico.ulisboa.pt</text:p>
          </table:table-cell>
          <table:table-cell table:style-name="Default" office:value-type="string" calcext:value-type="string">
            <text:p>tecnico.ulisboa.pt</text:p>
          </table:table-cell>
          <table:table-cell table:style-name="Default" office:value-type="float" office:value="2" calcext:value-type="float">
            <text:p>2</text:p>
          </table:table-cell>
          <table:table-cell table:style-name="Default" office:value-type="string" calcext:value-type="string">
            <text:p>… Our first algorithm, a wait-free queue, provides an efficient replacement to a lock-free queue.</text:p>
            <text:p>… Our wait-free queue, not only provides local progress guarantee, but also depicts high perfor…</text:p>
          </table:table-cell>
          <table:table-cell table:style-name="Default"/>
          <table:table-cell table:style-name="Default" office:value-type="string" calcext:value-type="string">
            <text:p>In this work, we study the scalability, performance, design and implementation of basic data structure abstractions, such as a queue, for next generation multicore systems. We propose two algorithms for concurrent queue. Our ﬁrst algorithm, a wait-free queue, provides an efﬁcient replacement to a lock-free queue. Lock-free queue is considered very efﬁcient, but does not provide local progress guarantee for each thread. It also performs badly under stressed conditions. Our wait-free queue, not only provides local progress guarantee, but also depicts high perfor- mance and positive scalability under highly stressed conditions. Our second al- gorithm, a sequentially consistent queue, further achieves high performance by changing the consistency model. All the queue algroithms provide linearizabil- ity, which orders the operations on a global time scale. However, our sequen- tially consistent queue orders the operations in a program order, which is local to a thread. Our experimental results shows that our algorithms outperforms existing state-of-the-art algorithm by a factor of 10 to 15.</text:p>
          </table:table-cell>
          <table:table-cell table:style-name="Default" table:number-columns-repeated="16366"/>
          <table:table-cell/>
        </table:table-row>
        <table:table-row table:style-name="ro6">
          <table:table-cell table:style-name="Default" office:value-type="string" calcext:value-type="string">
            <text:p>"wait-free queue"</text:p>
          </table:table-cell>
          <table:table-cell table:style-name="Default" office:value-type="float" office:value="84" calcext:value-type="float">
            <text:p>84</text:p>
          </table:table-cell>
          <table:table-cell table:style-name="Default" office:value-type="string" calcext:value-type="string">
            <text:p>On the importance of synchronization primitives with low consensus numbers</text:p>
          </table:table-cell>
          <table:table-cell table:style-name="Default" office:value-type="string" calcext:value-type="string">
            <text:p>mpmc</text:p>
          </table:table-cell>
          <table:table-cell table:style-name="Default" office:value-type="string" calcext:value-type="string">
            <text:p>cas half increment half max read/write</text:p>
          </table:table-cell>
          <table:table-cell table:style-name="Default" office:value-type="string" calcext:value-type="string">
            <text:p>bounded</text:p>
          </table:table-cell>
          <table:table-cell table:style-name="Default" office:value-type="string" calcext:value-type="string">
            <text:p>array</text:p>
          </table:table-cell>
          <table:table-cell table:style-name="Default"/>
          <table:table-cell table:style-name="Default" office:value-type="float" office:value="1" calcext:value-type="float">
            <text:p>1</text:p>
          </table:table-cell>
          <table:table-cell table:style-name="Default" office:value-type="string" calcext:value-type="string">
            <text:p>https://dl.acm.org/doi/abs/10.1145/3154273.3154306</text:p>
          </table:table-cell>
          <table:table-cell table:style-name="Default" office:value-type="float" office:value="2018" calcext:value-type="float">
            <text:p>2018</text:p>
          </table:table-cell>
          <table:table-cell table:style-name="Default" office:value-type="string" calcext:value-type="string">
            <text:p>P Khanchandani</text:p>
          </table:table-cell>
          <table:table-cell table:style-name="Default" office:value-type="string" calcext:value-type="string">
            <text:p>dl.acm.org</text:p>
          </table:table-cell>
          <table:table-cell table:style-name="Default" office:value-type="float" office:value="11" calcext:value-type="float">
            <text:p>11</text:p>
          </table:table-cell>
          <table:table-cell table:style-name="Default" office:value-type="string" calcext:value-type="string">
            <text:p>… Thus, we do not yet know a sublinear and wait-free queue implementation that supports</text:p>
            <text:p>multiple enqueuers and dequeuers and uses logarithmic sized registers. We hope that our work …</text:p>
          </table:table-cell>
          <table:table-cell table:style-name="Default"/>
          <table:table-cell table:style-name="Default" office:value-type="string" calcext:value-type="string">
            <text:p>Abstract</text:p>
            <text:p>The consensus number of a synchronization primitive is the maximum number of processes for which the primitive can solve consensus. This has been the traditional measure of power of a synchronization primitive. Thus, the compare-and-swap primitive, which has infinite consensus number, is considered most powerful and has been the primitive of choice for implementing concurrent data structures. In this work, we show that the synchronization primitives with low consensus numbers can also be potentially powerful by using them along with the compare-and-swap primitive to design an O (√n) time wait-free and linearizable concurrent queue. The best known time bound for a wait-free and linearizable concurrent queue using only the compare-and-swap primitive is O(n). Here, n is the total number of processes that can access the queue.</text:p>
            <text:p>The queue object maintains a sequence of elements and supports the operations enqueue(x) and dequeue(). The wait-free property implies that every call to enqueue(x) and dequeue() finishes in a bounded number of steps irrespective of the schedule of other n --1 processes. The linearizable property implies that the enqueue(x) and dequeue() calls appear to be instantaneously applied within the duration of respective calls. We design a wait-free and a linearizable concurrent queue using shared memory registers that support the compare-and-swap primitive and two other primitives of consensus number one and two respectively. The enqueue(x) and dequeue() operations take O (√n) steps each. The total number of registers required are O(nm) of O (max{log n, log m }) bits each, where m is a bound on the total number of enqueue(x) operations.</text:p>
          </table:table-cell>
          <table:table-cell table:style-name="Default" table:number-columns-repeated="16366"/>
          <table:table-cell/>
        </table:table-row>
        <table:table-row table:style-name="ro6">
          <table:table-cell table:style-name="Default" office:value-type="string" calcext:value-type="string">
            <text:p>"wait-free queue"</text:p>
          </table:table-cell>
          <table:table-cell table:style-name="Default" office:value-type="float" office:value="1" calcext:value-type="float">
            <text:p>1</text:p>
          </table:table-cell>
          <table:table-cell table:style-name="Default" office:value-type="string" calcext:value-type="string">
            <text:p>A wait-free queue as fast as fetch-and-add</text:p>
          </table:table-cell>
          <table:table-cell table:style-name="Default" office:value-type="string" calcext:value-type="string">
            <text:p>mpmc</text:p>
          </table:table-cell>
          <table:table-cell table:style-name="Default" office:value-type="string" calcext:value-type="string">
            <text:p>Faa + cas</text:p>
          </table:table-cell>
          <table:table-cell table:style-name="Default"/>
          <table:table-cell table:style-name="Default" office:value-type="string" calcext:value-type="string">
            <text:p>linked list with arrays</text:p>
          </table:table-cell>
          <table:table-cell table:style-name="Default" office:value-type="string" calcext:value-type="string">
            <text:p>Fast-path slow-path</text:p>
          </table:table-cell>
          <table:table-cell table:style-name="Default" office:value-type="float" office:value="1" calcext:value-type="float">
            <text:p>1</text:p>
          </table:table-cell>
          <table:table-cell table:style-name="Default" office:value-type="string" calcext:value-type="string">
            <text:p>https://dl.acm.org/doi/abs/10.1145/2851141.2851168</text:p>
          </table:table-cell>
          <table:table-cell table:style-name="Default" office:value-type="float" office:value="2016" calcext:value-type="float">
            <text:p>2016</text:p>
          </table:table-cell>
          <table:table-cell table:style-name="Default" office:value-type="string" calcext:value-type="string">
            <text:p>C Yang</text:p>
          </table:table-cell>
          <table:table-cell table:style-name="Default" office:value-type="string" calcext:value-type="string">
            <text:p>dl.acm.org</text:p>
          </table:table-cell>
          <table:table-cell table:style-name="Default" office:value-type="float" office:value="86" calcext:value-type="float">
            <text:p>86</text:p>
          </table:table-cell>
          <table:table-cell table:style-name="Default" office:value-type="string" calcext:value-type="string">
            <text:p>… As a result, our fast waitfree queue implementation is useful in practice on most multi-core</text:p>
            <text:p>systems today. We believe that our design can serve as an example of how to construct other …</text:p>
          </table:table-cell>
          <table:table-cell table:style-name="Default"/>
          <table:table-cell table:style-name="Default" office:value-type="string" calcext:value-type="string">
            <text:p>Abstract</text:p>
            <text:p>Concurrent data structures that have fast and predictable performance are of critical importance for harnessing the power of multicore processors, which are now ubiquitous. Although wait-free objects, whose operations complete in a bounded number of steps, were devised more than two decades ago, wait-free objects that can deliver scalable high performance are still rare.</text:p>
            <text:p>In this paper, we present the first wait-free FIFO queue based on fetch-and-add (FAA). While compare-and-swap (CAS) based non-blocking algorithms may perform poorly due to work wasted by CAS failures, algorithms that coordinate using FAA, which is guaranteed to succeed, can in principle perform better under high contention. Along with FAA, our queue uses a custom epoch-based scheme to reclaim memory; on x86 architectures, it requires no extra memory fences on our algorithm's typical execution path. An empirical study of our new FAA-based wait-free FIFO queue under high contention on four different architectures with many hardware threads shows that it outperforms prior queue designs that lack a wait-free progress guarantee. Surprisingly, at the highest level of contention, the throughput of our queue is often as high as that of a microbenchmark that only performs FAA. As a result, our fast wait-free queue implementation is useful in practice on most multi-core systems today. We believe that our design can serve as an example of how to construct other fast wait-free objects.</text:p>
          </table:table-cell>
          <table:table-cell table:style-name="Default" table:number-columns-repeated="16366"/>
          <table:table-cell/>
        </table:table-row>
        <table:table-row table:style-name="ro2">
          <table:table-cell table:style-name="Default" office:value-type="string" calcext:value-type="string">
            <text:p>"wait-free queue"</text:p>
          </table:table-cell>
          <table:table-cell table:style-name="Default" office:value-type="float" office:value="8" calcext:value-type="float">
            <text:p>8</text:p>
          </table:table-cell>
          <table:table-cell table:style-name="Default" office:value-type="string" calcext:value-type="string">
            <text:p>Accelerating wait-free algorithms: Pragmatic solutions on cache-coherent multicore architectures</text:p>
          </table:table-cell>
          <table:table-cell table:style-name="Default" office:value-type="string" calcext:value-type="string">
            <text:p>mpsc</text:p>
          </table:table-cell>
          <table:table-cell table:style-name="Default" office:value-type="string" calcext:value-type="string">
            <text:p>Faa + cas</text:p>
          </table:table-cell>
          <table:table-cell table:style-name="Default"/>
          <table:table-cell table:style-name="Default" office:value-type="string" calcext:value-type="string">
            <text:p>linked list with arrays</text:p>
          </table:table-cell>
          <table:table-cell table:style-name="Default"/>
          <table:table-cell table:style-name="Default" office:value-type="float" office:value="1" calcext:value-type="float">
            <text:p>1</text:p>
          </table:table-cell>
          <table:table-cell table:style-name="Default" office:value-type="string" calcext:value-type="string">
            <text:p>https://ieeexplore.ieee.org/abstract/document/8730368/</text:p>
          </table:table-cell>
          <table:table-cell table:style-name="Default" office:value-type="float" office:value="2019" calcext:value-type="float">
            <text:p>2019</text:p>
          </table:table-cell>
          <table:table-cell table:style-name="Default" office:value-type="string" calcext:value-type="string">
            <text:p>J Wang</text:p>
          </table:table-cell>
          <table:table-cell table:style-name="Default" office:value-type="string" calcext:value-type="string">
            <text:p>ieeexplore.ieee.org</text:p>
          </table:table-cell>
          <table:table-cell table:style-name="Default" office:value-type="float" office:value="3" calcext:value-type="float">
            <text:p>3</text:p>
          </table:table-cell>
          <table:table-cell table:style-name="Default" office:value-type="string" calcext:value-type="string">
            <text:p>… In experiments, we use Yang’s WFQueue [9] as the representative of wait-free queue</text:p>
            <text:p>implementations based on fast-path-slow-path design scheme [6]. We choose CCQueue by …</text:p>
          </table:table-cell>
          <table:table-cell table:style-name="Default"/>
          <table:table-cell table:style-name="Default" office:value-type="string" calcext:value-type="string">
            <text:p>Abstract:</text:p>
            <text:p>Parallelizing performance-critical applications are of critical importance for harnessing the power of multicore processors, which are now ubiquitous. Even though wait-free algorithms offer the appeal of completing each operation of a parallelized application in a finite number of steps, high-performance wait-free algorithms at high levels of concurrency are still rare. In this paper, we demonstrate one primary reason for this inefficiency: existing wait-free algorithms are not optimized for processors' caches and write buffers, two key components in modern hardware to accelerate memory accesses. As an example, a wait-free multi-producer-single-consumer queue algorithm, which faces common performance problems of wait-free algorithms, is studied in this paper. We accelerate the queue algorithm by (1) allowing producers to buffer enqueue requests in their local buffers and to write them into the shared queue in batch, to exhibit the spatial locality of the program, and (2) eliminating expensive atomic operations, by giving up some degree of internal consistency to avoid write buffers being drained frequently. The outcome is a write-buffer and cache-friendly queue algorithm which is wait-free and efficient on off-the-shelf multicore processors. The experiments show that the optimized queue algorithm outperforms prior queue algorithms on three different architectures (x86, Power8, and ARMv8). On x86, it outperforms WFQueue, the state-of-the-art solution, by 2-3x, and outperforms CCQueue, the representative of combining solution, by 4-12x. Applying the techniques presented in this paper to other wait-free algorithms is straightforward; our queue example demonstrates that these techniques can be applied to other wait-free algorithms while maintaining the control flow of the original algorithms without dramatic changes.</text:p>
          </table:table-cell>
          <table:table-cell table:style-name="Default" table:number-columns-repeated="16366"/>
          <table:table-cell/>
        </table:table-row>
        <table:table-row table:style-name="ro5">
          <table:table-cell table:style-name="ce10" office:value-type="string" calcext:value-type="string">
            <text:p>"wait-free queue"</text:p>
          </table:table-cell>
          <table:table-cell table:style-name="ce10" office:value-type="float" office:value="10" calcext:value-type="float">
            <text:p>10</text:p>
          </table:table-cell>
          <table:table-cell table:style-name="ce10" office:value-type="string" calcext:value-type="string">
            <text:p>A fast wait-free multi-producers single-consumer queue (jiffy but newer paper)</text:p>
          </table:table-cell>
          <table:table-cell table:style-name="ce10" office:value-type="string" calcext:value-type="string">
            <text:p>mpsc</text:p>
          </table:table-cell>
          <table:table-cell table:style-name="ce10" office:value-type="string" calcext:value-type="string">
            <text:p>Faa + cas</text:p>
          </table:table-cell>
          <table:table-cell table:style-name="ce10"/>
          <table:table-cell table:style-name="ce10" office:value-type="string" calcext:value-type="string">
            <text:p>bufferlist</text:p>
          </table:table-cell>
          <table:table-cell table:style-name="ce10"/>
          <table:table-cell table:style-name="ce10" office:value-type="float" office:value="1" calcext:value-type="float">
            <text:p>1</text:p>
          </table:table-cell>
          <table:table-cell table:style-name="ce10" office:value-type="string" calcext:value-type="string">
            <text:p>https://dl.acm.org/doi/abs/10.1145/3491003.3491004</text:p>
          </table:table-cell>
          <table:table-cell table:style-name="ce10" office:value-type="float" office:value="2022" calcext:value-type="float">
            <text:p>2022</text:p>
          </table:table-cell>
          <table:table-cell table:style-name="ce10" office:value-type="string" calcext:value-type="string">
            <text:p>D Adas</text:p>
          </table:table-cell>
          <table:table-cell table:style-name="ce10" office:value-type="string" calcext:value-type="string">
            <text:p>dl.acm.org</text:p>
          </table:table-cell>
          <table:table-cell table:style-name="ce10" office:value-type="float" office:value="7" calcext:value-type="float">
            <text:p>7</text:p>
          </table:table-cell>
          <table:table-cell table:style-name="ce10" office:value-type="string" calcext:value-type="string">
            <text:p>… Limited Concurrency Queues: David proposed a sublinear time wait-free queue [6] that</text:p>
            <text:p>supports … Jayanti and Petrovic proposed a wait-free queue implementation supporting multiple …</text:p>
          </table:table-cell>
          <table:table-cell table:style-name="ce10"/>
          <table:table-cell table:style-name="ce10" office:value-type="string" calcext:value-type="string">
            <text:p>Abstract</text:p>
            <text:p>In sharded data processing systems, sharded in-memory key-value stores, data flow programming and load sharing, multiple concurrent data producers feed requests into the same data consumer. This can be naturally realized through concurrent queues, where each consumer pulls its tasks from its dedicated queue. For scalability, wait-free queues are preferred over lock based structures.</text:p>
            <text:p>The vast majority of wait-free queue implementations, and even lock-free ones, support the multi-producer multi-consumer model. Yet, this comes at a premium, since implementing wait-free multi-producer multi-consumer queues requires utilizing complex helper data structures. The latter increases the memory consumption of such queues and limits their performance and scalability. Many such designs employ (hardware) cache unfriendly access patterns.</text:p>
            <text:p>In this work we study the implementation of wait-free multi-producer single-consumer queues. Specifically, we propose Jiffy, an efficient memory frugal novel wait-free multi-producer single-consumer queue and formally prove its correctness. We compare the performance and memory requirements of Jiffy with other state of the art lock-free and wait-free queues. We show that indeed Jiffy can maintain good performance with up to 128 threads, delivers up to 50% better throughput than the next best construction we compared against, and consumes ≈ 90% less memory.</text:p>
          </table:table-cell>
          <table:table-cell table:style-name="ce10" table:number-columns-repeated="16367"/>
        </table:table-row>
        <table:table-row table:style-name="ro1">
          <table:table-cell table:style-name="ce10"/>
          <table:table-cell table:style-name="ce10" office:value-type="string" calcext:value-type="string">
            <text:p>readded</text:p>
          </table:table-cell>
          <table:table-cell table:style-name="ce10" office:value-type="string" calcext:value-type="string">
            <text:p>jiffy full version</text:p>
          </table:table-cell>
          <table:table-cell table:style-name="ce10" office:value-type="string" calcext:value-type="string">
            <text:p>mpsc</text:p>
          </table:table-cell>
          <table:table-cell table:style-name="ce10" table:number-columns-repeated="5"/>
          <table:table-cell table:style-name="ce10" office:value-type="string" calcext:value-type="string">
            <text:p>https://arxiv.org/abs/2010.14189</text:p>
          </table:table-cell>
          <table:table-cell table:style-name="ce10" office:value-type="float" office:value="2020" calcext:value-type="float">
            <text:p>2020</text:p>
          </table:table-cell>
          <table:table-cell table:style-name="ce10"/>
          <table:table-cell table:style-name="ce10" office:value-type="string" calcext:value-type="string">
            <text:p>https://arxiv.org/abs/2010.14189</text:p>
          </table:table-cell>
          <table:table-cell table:style-name="ce10" table:number-columns-repeated="16371"/>
        </table:table-row>
        <table:table-row table:style-name="ro7">
          <table:table-cell table:style-name="ce10" office:value-type="string" calcext:value-type="string">
            <text:p>"wait-free queue"</text:p>
          </table:table-cell>
          <table:table-cell table:style-name="ce10" office:value-type="float" office:value="32" calcext:value-type="float">
            <text:p>32</text:p>
          </table:table-cell>
          <table:table-cell table:style-name="ce10" office:value-type="string" calcext:value-type="string">
            <text:p>Logarithmic-time single deleter, multiple inserter wait-free queues and stacks</text:p>
          </table:table-cell>
          <table:table-cell table:style-name="ce10" office:value-type="string" calcext:value-type="string">
            <text:p>mpsc</text:p>
          </table:table-cell>
          <table:table-cell table:style-name="ce10" office:value-type="string" calcext:value-type="string">
            <text:p>cas</text:p>
          </table:table-cell>
          <table:table-cell table:style-name="ce10" office:value-type="string" calcext:value-type="string">
            <text:p>unbounded</text:p>
          </table:table-cell>
          <table:table-cell table:style-name="ce10" office:value-type="string" calcext:value-type="string">
            <text:p>Linked list + binary tree</text:p>
          </table:table-cell>
          <table:table-cell table:style-name="ce10"/>
          <table:table-cell table:style-name="ce10" office:value-type="float" office:value="1" calcext:value-type="float">
            <text:p>1</text:p>
          </table:table-cell>
          <table:table-cell table:style-name="ce10" office:value-type="string" calcext:value-type="string">
            <text:p>https://link.springer.com/chapter/10.1007/11590156_33</text:p>
          </table:table-cell>
          <table:table-cell table:style-name="ce10" office:value-type="float" office:value="2005" calcext:value-type="float">
            <text:p>2005</text:p>
          </table:table-cell>
          <table:table-cell table:style-name="ce10" office:value-type="string" calcext:value-type="string">
            <text:p>P Jayanti</text:p>
          </table:table-cell>
          <table:table-cell table:style-name="ce10" office:value-type="string" calcext:value-type="string">
            <text:p>Springer</text:p>
          </table:table-cell>
          <table:table-cell table:style-name="ce10" office:value-type="float" office:value="26" calcext:value-type="float">
            <text:p>26</text:p>
          </table:table-cell>
          <table:table-cell table:style-name="ce10" office:value-type="string" calcext:value-type="string">
            <text:p>… we will discuss shortly, wait-free queue algorithms either had … Specifically, until recently, no</text:p>
            <text:p>sublinear time wait-free queue … success in designing efficient wait-free queue algorithms, we …</text:p>
          </table:table-cell>
          <table:table-cell table:style-name="ce10"/>
          <table:table-cell table:style-name="ce10" office:value-type="string" calcext:value-type="string">
            <text:p>Despite the ubiquitous need for shared FIFO queues in parallel applications and operating systems, there are no sublinear-time wait-free queue algorithms that can support more than a single enqueuer and a single dequeuer. Two independently designed algorithms—David’s recent algorithm [1] and the algorithm in this paper—break this barrier. While David’s algorithm is capable of supporting multiple dequeuers (but only one enqueuer), our algorithm can support multiple enqueuers (but only one dequeuer). David’s algorithm achieves O(1) time complexity for both enqueue and dequeue operations, but its space complexity is infinite because of the use of infinite sized arrays. The author states that he can bound the space requirement, but only at the cost of increasing the time complexity to O(n), where n is the number of dequeuers. A significant feature of our algorithm is that its time and space complexities are both bounded and small: enqueue and dequeue operations run in \(O(\lg n)\) time, and the space complexity is O(n+m), where n is the number of enqueuers and m is the actual number of items currently present in the queue. David’s algorithm uses fetch&amp;increment and swap instructions, which are both at level 2 of Herlihy’s Consensus hierarchy, along with queue. Our algorithm uses the LL/SC instructions, which are universal. However, since these instructions have constant time wait-free implementation from CAS and restricted LL/SC that are widely supported on modern architectures, our algorithms can run efficiently on current machines. Thus, in applications where there are multiple producers and a single consumer (e.g., certain server queues and resource queues), our algorithm provides the best known solution to implementing a wait-free queue. Using similar ideas, we can also efficiently implement a stack that supports multiple pushers and a single popper.</text:p>
          </table:table-cell>
          <table:table-cell table:style-name="ce10" table:number-columns-repeated="16367"/>
        </table:table-row>
        <table:table-row table:style-name="ro7">
          <table:table-cell table:style-name="ce10" office:value-type="string" calcext:value-type="string">
            <text:p>"wait-free queue"</text:p>
          </table:table-cell>
          <table:table-cell table:style-name="ce10" office:value-type="float" office:value="110" calcext:value-type="float">
            <text:p>110</text:p>
          </table:table-cell>
          <table:table-cell table:style-name="ce10" office:value-type="string" calcext:value-type="string">
            <text:p>Department Informatik</text:p>
          </table:table-cell>
          <table:table-cell table:style-name="ce10" office:value-type="string" calcext:value-type="string">
            <text:p>mpsc</text:p>
          </table:table-cell>
          <table:table-cell table:style-name="ce10" office:value-type="string" calcext:value-type="string">
            <text:p>Cas + fas</text:p>
          </table:table-cell>
          <table:table-cell table:style-name="ce10" office:value-type="string" calcext:value-type="string">
            <text:p>both</text:p>
          </table:table-cell>
          <table:table-cell table:style-name="ce10" office:value-type="string" calcext:value-type="string">
            <text:p>linked list </text:p>
          </table:table-cell>
          <table:table-cell table:style-name="ce10"/>
          <table:table-cell table:style-name="ce10" office:value-type="float" office:value="1" calcext:value-type="float">
            <text:p>1</text:p>
          </table:table-cell>
          <table:table-cell table:style-name="ce10" office:value-type="string" calcext:value-type="string">
            <text:p><text:a xlink:href="https://d-nb.info/107609869X/34" xlink:type="simple">https://d-nb.info/107609869X/34</text:a></text:p>
          </table:table-cell>
          <table:table-cell table:style-name="ce10" office:value-type="float" office:value="2015" calcext:value-type="float">
            <text:p>2015</text:p>
          </table:table-cell>
          <table:table-cell table:style-name="ce10" office:value-type="string" calcext:value-type="string">
            <text:p>G Drescher</text:p>
          </table:table-cell>
          <table:table-cell table:style-name="ce10" office:value-type="string" calcext:value-type="string">
            <text:p>d</text:p>
          </table:table-cell>
          <table:table-cell table:style-name="ce10"/>
          <table:table-cell table:style-name="ce10" office:value-type="string" calcext:value-type="string">
            <text:p>Wait-free synchronisation gives any process in the system strong progress guarantees,</text:p>
            <text:p>irrespective of number and behaviour of other processes simultaneously competing for shared …</text:p>
          </table:table-cell>
          <table:table-cell table:style-name="ce10"/>
          <table:table-cell table:style-name="ce10" office:value-type="string" calcext:value-type="string">
            <text:p>—Wait-free synchronisation gives any process in the system strong progress guarantees, irrespective of number and behaviour of other processes simultaneously competing for shared resources (i.e., data structures and code sections). It ensures completion of any operation in a ﬁnite number of steps and, thus, provides the basis to derive bounded above or even constant executions times for non-sequential programs. This characteristic is of special meaning for time-dependent processes typical for real- time (embedded) systems. But wait-free synchronisation against the background of especially arbitrary data and code structures is no bed of roses. This paper is about organising non-sequential programs to the beneﬁt of wait-free synchronisation. Conventional critical sections are designed as so called guarded sections . Unlike critical sections, preferential processes never block at entrance to a guarded section though only one process at a time is allowed to pass through. Competing processes are forced into bypass but, if necessary and by using futures , they can synchronise on concurrent state changes inside the respective section. In consequence of this measure, the execution model of guarded sections constrains the overlapping pattern of interacting (simultaneous) pro- cesses. Thereby, efﬁcient wait-free synchronisation of the “guarding operations” is a gratifying by-product. First experiments on a 80-way multi-core system show that non- blocking wait-free synchronised guarded sections outper- form lock-based protection schemes such as MCS-locks. I. I NTRODUCTION Multi-core processors have conquered the domain of real-time systems in general and embedded systems in particular. The technological change towards the mul- tiplication of (identical/different) processing units in- tegrated on a single processor chip was mainly due An abbreviated version of this document is republished under the title “ Guarded Sections: Structuring Aid for Wait-Free Synchronisa- tion” in the Proceedings of the 18th IEEE Symposium on Object- Oriented Real-Time Distributed Computing (ISORC 2015).to diminished performance gains in face of increasing operating frequency, a phenomena that was largely called forth by three handicaps as to memory, instruction-level parallelism, and power and summarised as brick wall [1], [2]. This, in turn, caused software to be confronted with the problem of exploiting the explicit parallelism made available by the hardware for being processed with good or even high-performance. An undertaking that evoked and still brings “dire straits” to general-purpose comput- ing, but appears to be much more challenging for special- purpose computing as to time-dependent systems. The constraint of real parallelism not only intensiﬁed the already existing problem of non-deterministic oper- ation, but it also ampliﬁed interference with real-time scheduling decisions due to more difﬁcult synchronisa- tion methods needed to ensure consistent operation in the data as well as time domain. A fact that is not only limited to event-triggered systems but addresses time- triggered systems equally. A. Background Synchronisation of simultaneously interacting pro- cesses can be blocking or non-blocking, whereby the latter is inherently free of priority violation, priority inversion, and process deadlock. By concept, direct interference with process scheduling is excluded.1In addition, non-blocking synchronisation is differentiated as to the following progress guarantees: obstruction-free , if any process eventually in iso- lation (i.e., absence of simultaneously interacting processes) can complete any operation in a ﬁnite number of steps [5] 1Disregarding backoff [3], [4] for the resolution of potential contention at atomic machine instructions, which is an issue for blocking synchronisation (e.g., to resolve lock contention) but should also be considered for non-blocking synchronisation. There is no real difference between both paradigms in this respect. lock-free , if “some process will complete an oper- ation in a ﬁnite number of steps, regardless of the relative speeds of the processes” [6] wait-free , if “any process can complete any opera- tion in a ﬁnite number of steps, regardless of the relative speeds of the other processes” [6] In respect of real-time capabilities, wait-free synchroni- sation gives strong progress guarantees in that it ensures starvation freedom for each single process and bounded above or constant execution times of the synchronisa- tion protocols. Also supportive of worst-case execution time (WCET) analysis [7], all these features are highly desirable for hard real-time systems. In contrast, lock- free synchronisation gives a whole system of processes progress guarantee, yet is prone to starvation of single processes. As event-triggered, thus, priority-based real- time scheduling lets low-priority processes starve any- way, lock-freedom is acceptable but not preferred for corresponding hard real-ti</text:p>
          </table:table-cell>
          <table:table-cell table:style-name="ce10" table:number-columns-repeated="16367"/>
        </table:table-row>
        <table:table-row table:style-name="ro7">
          <table:table-cell table:style-name="Default" office:value-type="string" calcext:value-type="string">
            <text:p>"wait-free queue"</text:p>
          </table:table-cell>
          <table:table-cell table:style-name="Default" office:value-type="float" office:value="7" calcext:value-type="float">
            <text:p>7</text:p>
          </table:table-cell>
          <table:table-cell table:style-name="Default" office:value-type="string" calcext:value-type="string">
            <text:p>A single-enqueuer wait-free queue implementation</text:p>
          </table:table-cell>
          <table:table-cell table:style-name="Default" office:value-type="string" calcext:value-type="string">
            <text:p>spmc</text:p>
          </table:table-cell>
          <table:table-cell table:style-name="Default" office:value-type="string" calcext:value-type="string">
            <text:p>Faa + cas</text:p>
          </table:table-cell>
          <table:table-cell table:style-name="Default" office:value-type="string" calcext:value-type="string">
            <text:p>unbounded, but can be bounded</text:p>
          </table:table-cell>
          <table:table-cell table:style-name="Default" office:value-type="string" calcext:value-type="string">
            <text:p>array</text:p>
          </table:table-cell>
          <table:table-cell table:style-name="Default"/>
          <table:table-cell table:style-name="Default" office:value-type="float" office:value="1" calcext:value-type="float">
            <text:p>1</text:p>
          </table:table-cell>
          <table:table-cell table:style-name="Default" office:value-type="string" calcext:value-type="string">
            <text:p>https://www.cs.utoronto.ca/~matei/docs/D-Queue_Implementations-DISC04.pdf</text:p>
          </table:table-cell>
          <table:table-cell table:style-name="Default" office:value-type="float" office:value="2004" calcext:value-type="float">
            <text:p>2004</text:p>
          </table:table-cell>
          <table:table-cell table:style-name="Default" office:value-type="string" calcext:value-type="string">
            <text:p>M David - International Symposium on Distributed Computing</text:p>
          </table:table-cell>
          <table:table-cell table:style-name="Default" office:value-type="string" calcext:value-type="string">
            <text:p>Springer</text:p>
          </table:table-cell>
          <table:table-cell table:style-name="Default" office:value-type="float" office:value="43" calcext:value-type="float">
            <text:p>43</text:p>
          </table:table-cell>
          <table:table-cell table:style-name="Default" office:value-type="string" calcext:value-type="string">
            <text:p>… In this paper, we present a new wait-free Queue implementation from Common2 types, for</text:p>
            <text:p>one enqueuer process and any number of dequeuer processes. This disproves the stronger of …</text:p>
          </table:table-cell>
          <table:table-cell table:style-name="Default"/>
          <table:table-cell table:style-name="Default" office:value-type="string" calcext:value-type="string">
            <text:p>. We study wait-free linearizable Queue implementations in asynchronous shared-memory systems from other consensus number 2 objects, such as Fetch&amp;Add and Swap. The best previously known im- plementation allows at most two processes to perform Dequeue opera- tions. We provide a new implementation, when only one process performs Enqueue operations and any number of processes perform Dequeue op- erations. A nice feature of this implementation is the fact that both Enqueue and Dequeue operations take constant time. 1 Introduction An asynchronous shared-memory distr ibuted system provides the user with a collection of shared objects. Diﬀerent sy stems might provide diﬀerent types of shared objects, hence an algorithm written for one system might have to be completely rewritten to work in another system. A general way to make all algorithms written for a source system work in a target system is to use the objects of the target system in simula ting every object of the source system. An implementation of an object consists of a set of procedures simulating the primitive operations of the implemented object, written using the objects in the target system. The main tool determining whether objects of one type T/primecan be imple- mented from objects of another type Tis the consesnsus hierarchy, introduced by Herlihy in [Her91] and reﬁned by Jayanti in [Jay93]. If kis the consensus number of T, then it can be used to implement any other type in a system of at most kprocesses. Furthermore, if k/primeis the consensus number of type T/primeand k&lt;k/prime, then there are objects of type T/primewhich cannot be implemented from typeTin a system of more than kprocesses. There are some questions that the consensus hierarchy does not answer. If two types are on the same level k, it is not clear whether one type can implement the other in a system of more than kprocesses. Even for level 2, [Her91] leaves as an open problem whether Fetch&amp;Add objects can be used to implement any other object whose type has consensus number 2 in a system of three or more processes. The Queue is an important and well studied shared object type, used in many distributed algorithms. However, distribut ed systems usually provide lower-level R. Guerraoui (Ed.): DISC 2004, LNCS 3274, pp. 132–143, 2004. c/circlecopyrtSpringer-Verlag Berlin Heidelberg 2004 A Single-Enqueuer Wait-Free Queue Implementation 133 types, such as Register, Fetch&amp;Add and Compare&amp;Swap, so, in general, one has to implement a Queue object from the available base types. We know that the Queue type has consensus number 2, and from Herlihy’s results in [Her91], we know that wait-free Queue implementations exist for any number of pro- cesses in systems providing consensus number ∞types, such as Compare&amp;Swap. But some (old) systems only provide types with consensus number 2, such as Test&amp;Set, Fetch&amp;Add and Swap. To this date, it is an open problem whether any of these types can be used to implement a wait-free Queue in a system with three or more processes. In [AWW93], Afek, Weisberger and Weisman consider the class Common2 of commutative and overwriting read-modify-write types of consensus number 2, which includes most familiar types such as Test&amp;Set, Fetch&amp;Add and Swap. They show that any type in Common2 can be implemented in a wait-free manner from any consensus number 2 type in a system with any number of processes. By transitivity of wait-free implementations, their result implies that a wait- free Queue implementation exists from Common2 types if and only if such an implementation exists from any consensus number 2 type. Let Basic2 denote the set of types of consensus number 2 that can be imple- mented from types in Common2 in a system with any number of processes. The results of [AWW93] imply that using only Basic2 types in an algorithm carries with it the guarantee that the algorithm can be ported to any system providing types of consensus number 2. It is not known whether Queue is in Basic2. However, some restricted Queue implementations exist. Herlihy and Wing present in [HW90] a non-blocking imple mentation of a Limited-Queue object shared by nprocesses from Fetch&amp;Add and S wap objects. The Limited-Queue object type is similar to the Queue object type with the exception that Dequeue operations are not deﬁned when the queue is in the empty state. Li gives a regular, unlimited, non-blocking Queue implementation in [Li01] and observes that the implementation in [HW90] is in fact a single-dequeuer wait-free Queue implementation. That is, if only one p rocess is allowed to perform Dequeue operations, the implemen tation becomes wait-free, and the Queue is no longer limited. In [Her91], Herlihy showed that in a system of nprocesses, any object can be implemented from Consensus objects shared by all nprocesses. Using ideas from Herlihy’s universal construction, Li modiﬁes the implementation in [HW90] and obtains in [Li01] a two-dequeuer wait-free Queue implementation from Common2 ty</text:p>
          </table:table-cell>
          <table:table-cell table:style-name="Default" table:number-columns-repeated="16366"/>
          <table:table-cell/>
        </table:table-row>
        <table:table-row table:style-name="ro7">
          <table:table-cell table:style-name="ce10" office:value-type="string" calcext:value-type="string">
            <text:p>manual search</text:p>
          </table:table-cell>
          <table:table-cell table:style-name="ce10"/>
          <table:table-cell table:style-name="ce14" office:value-type="string" calcext:value-type="string">
            <text:p>Specifying Concurrent Program Modules spsc</text:p>
          </table:table-cell>
          <table:table-cell table:style-name="ce14" office:value-type="string" calcext:value-type="string">
            <text:p>spsc</text:p>
          </table:table-cell>
          <table:table-cell table:style-name="ce10"/>
          <table:table-cell table:style-name="ce10" office:value-type="string" calcext:value-type="string">
            <text:p>bounded</text:p>
          </table:table-cell>
          <table:table-cell table:style-name="ce14"/>
          <table:table-cell table:style-name="ce14" office:value-type="string" calcext:value-type="string">
            <text:p>RingBuffer (Original)</text:p>
          </table:table-cell>
          <table:table-cell table:style-name="ce14" office:value-type="float" office:value="1" calcext:value-type="float">
            <text:p>1</text:p>
          </table:table-cell>
          <table:table-cell table:style-name="ce10" office:value-type="string" calcext:value-type="string">
            <text:p>https://dl.acm.org/doi/pdf/10.1145/69624.357207</text:p>
          </table:table-cell>
          <table:table-cell table:style-name="ce14"/>
          <table:table-cell table:style-name="ce10" table:number-columns-repeated="9"/>
          <table:table-cell table:style-name="ce10" office:value-type="float" office:value="1" calcext:value-type="float">
            <text:p>1</text:p>
          </table:table-cell>
          <table:table-cell table:style-name="ce10" table:number-columns-repeated="16363"/>
        </table:table-row>
        <table:table-row table:style-name="ro7">
          <table:table-cell table:style-name="ce10" office:value-type="string" calcext:value-type="string">
            <text:p>"wait-free queue"</text:p>
          </table:table-cell>
          <table:table-cell table:style-name="ce10" office:value-type="float" office:value="89" calcext:value-type="float">
            <text:p>89</text:p>
          </table:table-cell>
          <table:table-cell table:style-name="ce10" office:value-type="string" calcext:value-type="string">
            <text:p>Single-producer/single-consumer queues on shared cache multi-core systems</text:p>
          </table:table-cell>
          <table:table-cell table:style-name="ce10" office:value-type="string" calcext:value-type="string">
            <text:p>spsc</text:p>
          </table:table-cell>
          <table:table-cell table:style-name="ce10"/>
          <table:table-cell table:style-name="ce10" office:value-type="string" calcext:value-type="string">
            <text:p>uspsc, dspsc unbounded: mspsc bounded</text:p>
          </table:table-cell>
          <table:table-cell table:style-name="ce10" office:value-type="string" calcext:value-type="string">
            <text:p>lamports ringbuffer</text:p>
          </table:table-cell>
          <table:table-cell table:style-name="ce10"/>
          <table:table-cell table:style-name="ce10" office:value-type="float" office:value="1" calcext:value-type="float">
            <text:p>1</text:p>
          </table:table-cell>
          <table:table-cell table:style-name="ce10" office:value-type="string" calcext:value-type="string">
            <text:p>https://arxiv.org/abs/1012.1824</text:p>
          </table:table-cell>
          <table:table-cell table:style-name="ce10" office:value-type="float" office:value="1012" calcext:value-type="float">
            <text:p>1012</text:p>
          </table:table-cell>
          <table:table-cell table:style-name="ce10" office:value-type="string" calcext:value-type="string">
            <text:p>M Torquati - arXiv preprint arXiv:1012.1824</text:p>
          </table:table-cell>
          <table:table-cell table:style-name="ce10" office:value-type="string" calcext:value-type="string">
            <text:p>.1824, 2010</text:p>
          </table:table-cell>
          <table:table-cell table:style-name="ce10" office:value-type="float" office:value="28" calcext:value-type="float">
            <text:p>28</text:p>
          </table:table-cell>
          <table:table-cell table:style-name="ce10" office:value-type="string" calcext:value-type="string">
            <text:p>… Lamport proved that, under Sequential Consistency [10], no locks are needed around</text:p>
            <text:p>pop and push methods, thus resulting in a concurrent wait-free queue implementation. If …</text:p>
          </table:table-cell>
          <table:table-cell table:style-name="ce10"/>
          <table:table-cell table:style-name="ce10" office:value-type="string" calcext:value-type="string">
            <text:p>Using efficient point-to-point communication channels is critical for implementing fine grained parallel program on modern shared cache multi-core architectures.</text:p>
            <text:p>This report discusses in detail several implementations of wait-free Single-Producer/Single-Consumer queue (SPSC), and presents a novel and efficient algorithm for the implementation of an unbounded wait-free SPSC queue (uSPSC). The correctness proof of the new algorithm, and several performance measurements based on simple synthetic benchmark and microbenchmark, are also discussed.</text:p>
          </table:table-cell>
          <table:table-cell table:style-name="ce10" table:number-columns-repeated="16367"/>
        </table:table-row>
        <table:table-row table:style-name="ro7">
          <table:table-cell table:style-name="ce10" office:value-type="string" calcext:value-type="string">
            <text:p>"wait-free" ("mpmc" OR "multi-producer multi-consumer" OR "multi-writer multi-reader" OR "many-to-many") "queue"</text:p>
          </table:table-cell>
          <table:table-cell table:style-name="ce10" office:value-type="float" office:value="35" calcext:value-type="float">
            <text:p>35</text:p>
          </table:table-cell>
          <table:table-cell table:style-name="ce10" office:value-type="string" calcext:value-type="string">
            <text:p>An Efficient Synchronisation Mechanism for Multi-Core Systems</text:p>
          </table:table-cell>
          <table:table-cell table:style-name="ce10" office:value-type="string" calcext:value-type="string">
            <text:p>spsc</text:p>
          </table:table-cell>
          <table:table-cell table:style-name="ce10" table:number-columns-repeated="4"/>
          <table:table-cell table:style-name="ce10" office:value-type="float" office:value="1" calcext:value-type="float">
            <text:p>1</text:p>
          </table:table-cell>
          <table:table-cell table:style-name="ce10" office:value-type="string" calcext:value-type="string">
            <text:p>http://calvados.di.unipi.it/storage/paper_files/2012_spsc_europar.pdf</text:p>
          </table:table-cell>
          <table:table-cell table:style-name="ce10" office:value-type="float" office:value="2012" calcext:value-type="float">
            <text:p>2012</text:p>
          </table:table-cell>
          <table:table-cell table:style-name="ce10" office:value-type="string" calcext:value-type="string">
            <text:p>M Aldinucci</text:p>
          </table:table-cell>
          <table:table-cell table:style-name="ce10" office:value-type="string" calcext:value-type="string">
            <text:p>calvados.di.unipi.it</text:p>
          </table:table-cell>
          <table:table-cell table:style-name="ce10" office:value-type="float" office:value="1" calcext:value-type="float">
            <text:p>1</text:p>
          </table:table-cell>
          <table:table-cell table:style-name="ce10" office:value-type="string" calcext:value-type="string">
            <text:p>… queue is to use as a starting point the well-known twolock Multi-Producer/Multi-Consumer</text:p>
            <text:p>(MPMC) queue … To take advantage from this pattern, we add a bounded wait-free SPSC queue …</text:p>
          </table:table-cell>
          <table:table-cell table:style-name="ce10"/>
          <table:table-cell table:style-name="ce10" office:value-type="string" calcext:value-type="string">
            <text:p>. The use of ecient synchronization mechanisms is crucial for implementing ne grained parallel programs on modern shared cache multi-core architectures. In this paper we study this problem by consid- ering Single-Producer/Single-Consumer (SPSC) coordination using un- bounded queues. A novel unbounded SPSC algorithm capable of reducing the row synchronization latency and speeding up Producer-Consumer coordination is presented. The algorithm has been proven correctand extensively tested on a shared-cache multi-core platform. The queues proposed have been used as basic building blocks to implement the Fast- Flow parallel framework, which has been demonstrated to oer very good performance for ne-grain parallel applications. Keywords: Lock-free and wait-free algorithms, bounded and unbounded SPSC queues, shared cache multi-cores. 1 Introduction In modern shared cache multi-core architectures the eciency of synchroniza- tion mechanisms is the cornerstone of performance and speedup of ne-grained parallel applications. For example, concurrent data structures in multi-threaded applications require synchronization mechanisms which enforce the correctness of concurrent updates. They typically involve various sources of overhead which have an increasingly signicant eect on performance with increasing parallelism degree and decreasing synchronization granularity. In this respect, mutual exclusion using lock/unlock, is widely considered ex- cessively demanding for high-frequency synchronisations [1]. Among other meth- ods, lock-free algorithms for concurrent data structures are the most frequently targeted. These algorithms have been devised by way of a hardware-implemented class of atomic operations | so-called CAS, because of its paradigmatic mem- berCompare-and-Swap | in order to avoid an explicit consensus that would increase the overhead for data accesses [2,3,4,5,6]. Unfortunately, CAS opera- tions are not inexpensive since they might fail to swap operands when executed and may be re-executed many times, thus introducing other sources of poten- tial overhead, especially under high contention [1]. Furthermore, without explicit consensus among parallel entities, the problem of correct memory management arises for dynamic concurrent data structures because of the complexity in track- ing which chunk of memory is really in use at a given time. In general, lock-free dynamic concurrent data structures that use CAS operations should be sup- ported by safe memory reclamation techniques in programming environments without automatic garbage collection [7]. In this work we study the synchronization problem for the simplest concur- rent data structure: the Single-Producer/Single-Consumer (SPSC) queue. SPSC queues are widely used in many application scenarios; their eciency aects per- formance both in terms of latency and scalability to a non-negligible degree. In particular, SPSC-based synchronisations are used both in the implementation of high-level and completely general models of computation based on streams of tasks [8], and in many parallel frameworks as basic building blocks [9,10,11]. SPSC queues can be classied in two main families: bounded and unbounded . Bounded SPSC queues, typically implemented on top of a circular buer, are used to limit memory usage and avoid the overhead of dynamic memory alloca- tion. Unbounded queues are mostly preferred to avoid deadlock issues without introducing heavy communication protocols in the case of complex streaming networks, i.e. graph with multiple nested cycles. Bounded SPSC queues have been studied extensively since the emergence of the rst wait-free algorithm presented by Lamport in the late '70s [12]. More recently, some research work [13,14] revisited the Lamport queue, introducing several cache optimizations. On the other hand, unbounded SPSC queues, which are not any less relevant, have attracted less attention, resulting in quite a gap between the two SPSC families. With the aim of lling this gap, we introduce and analyze here a novel al- gorithm for unbounded lock-free SPSC FIFO queues which minimizes the use of dynamic memory allocation. Furthermore, we provide a new implementation for the widely used dynamic list-based SPSC queue, along with proof sketches of correctness for both algorithms. Their performance is evaluated on synthetic benchmarks and on a simple yet relevant microkernel. The performance and the benets deriving from the use of our SPSC queue when programming complete and complex application have already been assessed in [15,16]. The paper is organized as follows: Section. 2 provides the relevant background and related work discussing the reference implementations of the SPSC queue for shared-cache multi-cores. Section 3 introduces the list-based unbounded al- gorithm (dSPSC), while in Sec. 4 a novel algorithm for the unbounded queue (uSPSC) is presented, together with a proof sketch of its correctness. Perfor- mance results are discussed i</text:p>
          </table:table-cell>
          <table:table-cell table:style-name="ce10" table:number-columns-repeated="16367"/>
        </table:table-row>
        <table:table-row table:style-name="ro7">
          <table:table-cell table:style-name="ce10" office:value-type="string" calcext:value-type="string">
            <text:p>"wait-free" ("mpsc" OR "multi-producer single-consumer" OR "multi-writer single-reader" OR "many-to-one") "queue"</text:p>
          </table:table-cell>
          <table:table-cell table:style-name="ce10" office:value-type="float" office:value="10" calcext:value-type="float">
            <text:p>10</text:p>
          </table:table-cell>
          <table:table-cell table:style-name="ce10" office:value-type="string" calcext:value-type="string">
            <text:p>B-queue: Efficient and practical queuing for fast core-to-core communication</text:p>
          </table:table-cell>
          <table:table-cell table:style-name="ce10" office:value-type="string" calcext:value-type="string">
            <text:p>spsc</text:p>
          </table:table-cell>
          <table:table-cell table:style-name="ce10" office:value-type="string" calcext:value-type="string">
            <text:p>Faa + cas</text:p>
          </table:table-cell>
          <table:table-cell table:style-name="ce10" office:value-type="string" calcext:value-type="string">
            <text:p>bounded</text:p>
          </table:table-cell>
          <table:table-cell table:style-name="ce10" office:value-type="string" calcext:value-type="string">
            <text:p>static buffer</text:p>
          </table:table-cell>
          <table:table-cell table:style-name="ce10"/>
          <table:table-cell table:style-name="ce10" office:value-type="float" office:value="1" calcext:value-type="float">
            <text:p>1</text:p>
          </table:table-cell>
          <table:table-cell table:style-name="ce10" office:value-type="string" calcext:value-type="string">
            <text:p>https://link.springer.com/article/10.1007/s10766-012-0213-x</text:p>
          </table:table-cell>
          <table:table-cell table:style-name="ce10" office:value-type="float" office:value="2013" calcext:value-type="float">
            <text:p>2013</text:p>
          </table:table-cell>
          <table:table-cell table:style-name="ce10" office:value-type="string" calcext:value-type="string">
            <text:p>J Wang</text:p>
          </table:table-cell>
          <table:table-cell table:style-name="ce10" office:value-type="string" calcext:value-type="string">
            <text:p>Springer</text:p>
          </table:table-cell>
          <table:table-cell table:style-name="ce10" office:value-type="float" office:value="23" calcext:value-type="float">
            <text:p>23</text:p>
          </table:table-cell>
          <table:table-cell table:style-name="ce10" office:value-type="string" calcext:value-type="string">
            <text:p>… queue into a multi-producer-single-consumer queue. To the best of our knowledge, no</text:p>
            <text:p>multi-producer-single-consumer … B-Queue is wait-free because both the enqueue() and dequeue(…</text:p>
          </table:table-cell>
          <table:table-cell table:style-name="ce10"/>
          <table:table-cell table:style-name="ce10" office:value-type="string" calcext:value-type="string">
            <text:p>Core-to-core communication is critical to the effective use of multi-core processors. A number of software based concurrent lock-free queues have been proposed to address this problem. Existing solutions, however, suffer from performance degradation in real testbeds, or rely on auxiliary hardware or software timers to handle the deadlock problem when batching is used, making those solutions good in theory but difficult to use in practice. This paper describes the pros and cons of existing concurrent lock-free queues in both dummy and real testbeds and proposes B-Queue, an efficient and practical single-producer-single-consumer concurrent lock-free queue that solves the deadlock problem gracefully by introducing a self-adaptive backtracking mechanism. Experiments show that in real massively-parallel applications, B-Queue is faster than FastForward and MCRingBuffer, the two state-of-the-art concurrent lock-free queues, by up to 10x and 5x, respectively. Moreover, B-Queue outperforms FastForward and MCRingBuffer in terms of stability and scalability, making it a good candidate for fast core-to-core communication on multi-core architectures.</text:p>
          </table:table-cell>
          <table:table-cell table:style-name="ce10" table:number-columns-repeated="16367"/>
        </table:table-row>
        <table:table-row table:style-name="ro7">
          <table:table-cell table:style-name="ce10" office:value-type="string" calcext:value-type="string">
            <text:p>"wait-free" ("mpmc" OR "multi-producer multi-consumer" OR "multi-writer multi-reader" OR "many-to-many") "queue"</text:p>
          </table:table-cell>
          <table:table-cell table:style-name="ce10" office:value-type="float" office:value="10" calcext:value-type="float">
            <text:p>10</text:p>
          </table:table-cell>
          <table:table-cell table:style-name="ce10" office:value-type="string" calcext:value-type="string">
            <text:p>Analyzable Publish-Subcribe Communication Through a Wait-Free FIFO Channel for MPSoC Real-Time Applications</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bufferring</text:p>
          </table:table-cell>
          <table:table-cell table:style-name="ce10"/>
          <table:table-cell table:style-name="ce10" office:value-type="float" office:value="1" calcext:value-type="float">
            <text:p>1</text:p>
          </table:table-cell>
          <table:table-cell table:style-name="ce10" office:value-type="string" calcext:value-type="string">
            <text:p>https://ieeexplore.ieee.org/abstract/document/9691975/</text:p>
          </table:table-cell>
          <table:table-cell table:style-name="ce10" office:value-type="float" office:value="2021" calcext:value-type="float">
            <text:p>2021</text:p>
          </table:table-cell>
          <table:table-cell table:style-name="ce10" office:value-type="string" calcext:value-type="string">
            <text:p>S Dehnavi</text:p>
          </table:table-cell>
          <table:table-cell table:style-name="ce10" office:value-type="string" calcext:value-type="string">
            <text:p>IEEE 14th …, 2021</text:p>
          </table:table-cell>
          <table:table-cell table:style-name="ce10" office:value-type="float" office:value="2" calcext:value-type="float">
            <text:p>2</text:p>
          </table:table-cell>
          <table:table-cell table:style-name="ce10" office:value-type="string" calcext:value-type="string">
            <text:p>… to have an analyzable and predictable queue approach that is the … queue, while in the latter</text:p>
            <text:p>class the entity blocks until the … As a future work, a multi-producer-multi-consumer version of …</text:p>
          </table:table-cell>
          <table:table-cell table:style-name="ce10"/>
          <table:table-cell table:style-name="ce10" office:value-type="string" calcext:value-type="string">
            <text:p>Abstract:</text:p>
            <text:p>As a transparent communication protocol for concurrent distributed applications, the Publish-Subscribe (Pub-Sub) paradigm is a trending programming model in many recent industrial use-cases in robotics and avionics. To apply the Pub-Sub programming model for safety-critical concurrent realtime applications in Multi-Processor Systems on Chip (MPSoC) environments, a non-blocking wait-free First-In-First-Out (FIFO) channel is a fundamental requirement. However, the proposed approaches in the literature have no proven real-time guarantees. In this paper, we propose a novel wait-free FIFO approach for single-producer-single-consumer core-to-core communication through shared memory. By analyzing the execution paths of each involved process, we prove that the execution time of each read/write operation is bounded by a Worst Case Execution Time (WCET). Moreover, we define a Timed Automata model of our approach. Using the UPPAAL model checker, we prove freedom of deadlock and starvation. For the performance evaluation of the proposed approach, we apply a stochastic analysis technique on the defined UPPAAL model. Finally, we implement the proposed approach on the CompSOC platform as the underlying realtime MPSoC to show that the implementation conforms to the proposed formal model and to experimentally validate the formal properties. The experimental evaluation on an instance of CompSOC that works at 40 MHz has a throughput of 109K tokens per second.</text:p>
          </table:table-cell>
          <table:table-cell table:style-name="ce10" table:number-columns-repeated="16367"/>
        </table:table-row>
        <table:table-row table:style-name="ro1">
          <table:table-cell table:style-name="ce10" table:number-columns-repeated="2"/>
          <table:table-cell table:style-name="ce10" office:value-type="string" calcext:value-type="string">
            <text:p>Cache-aware design of general-purposeSingle-Producer–Single-Consumer queues</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office:value-type="string" calcext:value-type="string">
            <text:p>method for better cashing</text:p>
          </table:table-cell>
          <table:table-cell table:style-name="ce10" office:value-type="float" office:value="1" calcext:value-type="float">
            <text:p>1</text:p>
          </table:table-cell>
          <table:table-cell table:style-name="ce10" office:value-type="string" calcext:value-type="string">
            <text:p>https://onlinelibrary.wiley.com/doi/epdf/10.1002/spe.2675</text:p>
          </table:table-cell>
          <table:table-cell table:style-name="ce10" table:number-columns-repeated="16374"/>
        </table:table-row>
        <table:table-row table:style-name="ro3">
          <table:table-cell table:style-name="ce10" table:number-columns-repeated="2"/>
          <table:table-cell table:style-name="ce16" office:value-type="string" calcext:value-type="string">
            <text:p>FastForward for Efficient Pipeline Parallelism: A Cache-Optimized Concurrent Lock-Free Queue</text:p>
          </table:table-cell>
          <table:table-cell table:style-name="ce10" office:value-type="string" calcext:value-type="string">
            <text:p>spsc</text:p>
          </table:table-cell>
          <table:table-cell table:style-name="ce10" office:value-type="string" calcext:value-type="string">
            <text:p>write/store</text:p>
          </table:table-cell>
          <table:table-cell table:style-name="ce10" office:value-type="string" calcext:value-type="string">
            <text:p>bounded</text:p>
          </table:table-cell>
          <table:table-cell table:style-name="ce10" office:value-type="string" calcext:value-type="string">
            <text:p>RingBuffer</text:p>
          </table:table-cell>
          <table:table-cell table:style-name="ce10"/>
          <table:table-cell table:style-name="ce10" office:value-type="float" office:value="1" calcext:value-type="float">
            <text:p>1</text:p>
          </table:table-cell>
          <table:table-cell table:style-name="ce10" office:value-type="string" calcext:value-type="string">
            <text:p>https://www.researchgate.net/publication/213894711_FastForward_for_Efficient_Pipeline_Parallelism_A_Cache-Optimized_Concurrent_Lock-Free_Queue</text:p>
          </table:table-cell>
          <table:table-cell table:style-name="ce10" office:value-type="float" office:value="2008" calcext:value-type="float">
            <text:p>2008</text:p>
          </table:table-cell>
          <table:table-cell table:style-name="ce10" table:number-columns-repeated="16373"/>
        </table:table-row>
        <table:table-row table:style-name="ro2">
          <table:table-cell office:value-type="string" calcext:value-type="string">
            <text:p>"wait-free queue"</text:p>
          </table:table-cell>
          <table:table-cell office:value-type="float" office:value="33" calcext:value-type="float">
            <text:p>33</text:p>
          </table:table-cell>
          <table:table-cell office:value-type="string" calcext:value-type="string">
            <text:p>A wait-free stack (only for lifo ordering)</text:p>
          </table:table-cell>
          <table:table-cell office:value-type="string" calcext:value-type="string">
            <text:p>mpmc</text:p>
          </table:table-cell>
          <table:table-cell office:value-type="string" calcext:value-type="string">
            <text:p>cas</text:p>
          </table:table-cell>
          <table:table-cell office:value-type="string" calcext:value-type="string">
            <text:p>unbounded</text:p>
          </table:table-cell>
          <table:table-cell office:value-type="string" calcext:value-type="string">
            <text:p>linked list </text:p>
          </table:table-cell>
          <table:table-cell/>
          <table:table-cell office:value-type="float" office:value="0" calcext:value-type="float">
            <text:p>0</text:p>
          </table:table-cell>
          <table:table-cell office:value-type="string" calcext:value-type="string">
            <text:p>https://link.springer.com/chapter/10.1007/978-3-319-28034-9_6</text:p>
          </table:table-cell>
          <table:table-cell office:value-type="float" office:value="2015" calcext:value-type="float">
            <text:p>2015</text:p>
          </table:table-cell>
          <table:table-cell office:value-type="string" calcext:value-type="string">
            <text:p>S Goel</text:p>
          </table:table-cell>
          <table:table-cell office:value-type="string" calcext:value-type="string">
            <text:p>Springer</text:p>
          </table:table-cell>
          <table:table-cell office:value-type="float" office:value="3" calcext:value-type="float">
            <text:p>3</text:p>
          </table:table-cell>
          <table:table-cell office:value-type="string" calcext:value-type="string">
            <text:p>In this paper, we describe a novel algorithm to create a concurrent wait-free stack. To the best</text:p>
            <text:p>of our knowledge, this is the first wait-free algorithm for a general purpose stack. In the past…</text:p>
          </table:table-cell>
          <table:table-cell/>
          <table:table-cell office:value-type="string" calcext:value-type="string">
            <text:p>In this paper, we describe a novel algorithm to create a concurrent wait-free stack. To the best of our knowledge, this is the first wait-free algorithm for a general purpose stack. In the past, researchers have proposed restricted wait-free implementations of stacks, lock-free implementations, and efficient universal constructions that can support wait-free stacks. The crux of our wait-free implementation is a fast pop operation that does not modify the stack top; instead, it walks down the stack till it finds a node that is unmarked. It marks it but does not delete it. Subsequently, it is lazily deleted by a cleanup operation. This operation keeps the size of the stack in check by not allowing the size of the stack to increase beyond a factor of W as compared to the actual size. All our operations are wait-free and linearizable.</text:p>
          </table:table-cell>
          <table:table-cell table:number-columns-repeated="16367"/>
        </table:table-row>
        <table:table-row table:style-name="ro6">
          <table:table-cell office:value-type="string" calcext:value-type="string">
            <text:p>"wait-free queue"</text:p>
          </table:table-cell>
          <table:table-cell office:value-type="float" office:value="22" calcext:value-type="float">
            <text:p>22</text:p>
          </table:table-cell>
          <table:table-cell office:value-type="string" calcext:value-type="string">
            <text:p>A wait-free universal construct for large objects</text:p>
          </table:table-cell>
          <table:table-cell table:number-columns-repeated="5"/>
          <table:table-cell office:value-type="float" office:value="0" calcext:value-type="float">
            <text:p>0</text:p>
          </table:table-cell>
          <table:table-cell office:value-type="string" calcext:value-type="string">
            <text:p>https://arxiv.org/abs/1911.01676</text:p>
          </table:table-cell>
          <table:table-cell office:value-type="float" office:value="1911" calcext:value-type="float">
            <text:p>1911</text:p>
          </table:table-cell>
          <table:table-cell office:value-type="string" calcext:value-type="string">
            <text:p>A Correia</text:p>
          </table:table-cell>
          <table:table-cell office:value-type="string" calcext:value-type="string">
            <text:p>.01676, 2019</text:p>
          </table:table-cell>
          <table:table-cell office:value-type="float" office:value="2" calcext:value-type="float">
            <text:p>2</text:p>
          </table:table-cell>
          <table:table-cell office:value-type="string" calcext:value-type="string">
            <text:p>… The order of operations is determined by their position in the wait-free queue, ie, d is inserted</text:p>
            <text:p>before e and both writers will apply the operations on the Combined instances in this order. …</text:p>
          </table:table-cell>
          <table:table-cell/>
          <table:table-cell office:value-type="string" calcext:value-type="string">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s are attractive as they can turn a sequential implementation of any object into an equivalent, yet concurrent and wait-free, implementation. While highly relevant from a research perspective, these techniques are of limited practical use when the underlying object or data structure is sizable. The copy operation can consume much of the CPU's resources and significantly degrade performance.</text:p>
            <text:p>To overcome this limitation, we have designed CX, a multi-instance-based wait-free universal construct that substantially reduces the amount of copy operations. The construct maintains a bounded number of instances of the object that can potentially be brought up to date. We applied CX to several sequential implementations of data structures, including STL implementations, and compared them with existing wait-free constructs. Our evaluation shows that CX performs significantly better in most experiments, and can even rival with hand-written lock-free and wait-free data structures, simultaneously providing wait-free progress, safe memory reclamation and high reader scalability.</text:p>
          </table:table-cell>
          <table:table-cell table:number-columns-repeated="16367"/>
        </table:table-row>
        <table:table-row table:style-name="ro2">
          <table:table-cell office:value-type="string" calcext:value-type="string">
            <text:p>"wait-free queue"</text:p>
          </table:table-cell>
          <table:table-cell office:value-type="float" office:value="43" calcext:value-type="float">
            <text:p>43</text:p>
          </table:table-cell>
          <table:table-cell office:value-type="string" calcext:value-type="string">
            <text:p>Evaluation of Task Scheduling Algorithms and Wait-Free Data Structures for Embedded Multi-Core Systems</text:p>
          </table:table-cell>
          <table:table-cell table:number-columns-repeated="5"/>
          <table:table-cell office:value-type="float" office:value="0" calcext:value-type="float">
            <text:p>0</text:p>
          </table:table-cell>
          <table:table-cell office:value-type="string" calcext:value-type="string">
            <text:p>https://www.mnm-team.org/~fuchst/master_thesis_tobias_fuchs.pdf</text:p>
          </table:table-cell>
          <table:table-cell office:value-type="float" office:value="2014" calcext:value-type="float">
            <text:p>2014</text:p>
          </table:table-cell>
          <table:table-cell office:value-type="string" calcext:value-type="string">
            <text:p>T Fuchs</text:p>
          </table:table-cell>
          <table:table-cell office:value-type="string" calcext:value-type="string">
            <text:p>mnm</text:p>
          </table:table-cell>
          <table:table-cell/>
          <table:table-cell office:value-type="string" calcext:value-type="string">
            <text:p>… Timnat and Braginsky transferred the helper scheme and prioritization pattern from Kogan</text:p>
            <text:p>and Petrank’s wait-free queue to Harris’ linked list [TBKP12]. Although they again only …</text:p>
          </table:table-cell>
          <table:table-cell/>
          <table:table-cell office:value-type="string" calcext:value-type="string">
            <text:p>Scaling computational power on embedded systems is subject to the general restrictions and laws observed in the last decade: Single core architectures having reached their physical limits, the importance of multi-core systems also grows in the embedded domain. Wait-free progress conditions appear to be a perfect match for the demand for bounded execution time in time-critical applications. However, strong progress guarantees are even more challenging to achieve when real-time constraints apply to the implementation of data structures. This thesis examines the state of the art of non-blocking and wait-free algorithmic paradigms with respect to their applicability in embedded- and real-time applications. Existing wait-free data structures are modiﬁed to enable their use in time-critical tasks and compared to prevalent lock-free alternatives in performance evaluation. In a complementary chapter, a comparison of work-stealing strategies gives an outlook from data- to task parallelism. V</text:p>
          </table:table-cell>
          <table:table-cell table:number-columns-repeated="16367"/>
        </table:table-row>
        <table:table-row table:style-name="ro2">
          <table:table-cell office:value-type="string" calcext:value-type="string">
            <text:p>"wait-free queue"</text:p>
          </table:table-cell>
          <table:table-cell office:value-type="float" office:value="45" calcext:value-type="float">
            <text:p>45</text:p>
          </table:table-cell>
          <table:table-cell office:value-type="string" calcext:value-type="string">
            <text:p>A practical wait-free simulation for lock-free data structures</text:p>
          </table:table-cell>
          <table:table-cell table:number-columns-repeated="5"/>
          <table:table-cell office:value-type="float" office:value="0" calcext:value-type="float">
            <text:p>0</text:p>
          </table:table-cell>
          <table:table-cell office:value-type="string" calcext:value-type="string">
            <text:p>https://csaws.cs.technion.ac.il/~erez/Papers/wf-simulation-full.pdf</text:p>
          </table:table-cell>
          <table:table-cell office:value-type="float" office:value="2014" calcext:value-type="float">
            <text:p>2014</text:p>
          </table:table-cell>
          <table:table-cell office:value-type="string" calcext:value-type="string">
            <text:p>E Petrank</text:p>
          </table:table-cell>
          <table:table-cell office:value-type="string" calcext:value-type="string">
            <text:p>csaws.cs.technion.ac.il</text:p>
          </table:table-cell>
          <table:table-cell office:value-type="float" office:value="2" calcext:value-type="float">
            <text:p>2</text:p>
          </table:table-cell>
          <table:table-cell office:value-type="string" calcext:value-type="string">
            <text:p>… A thread asks for help by enqueuing a succinct description of its current computation</text:p>
            <text:p>state on a wait-free queue (we use the queue of [17]). One modification to the fast lock-free …</text:p>
          </table:table-cell>
          <table:table-cell/>
          <table:table-cell office:value-type="string" calcext:value-type="string">
            <text:p>Lock-free data structures guarantee overall system progress, whereas wait-free data structures guar- antee the progress of each and every thread, providing the desirable non-starvation guarantee for con- current data structures. While practical lock-free implementations are known for various data structures, wait-free data structure designs are rare. In spite of the need for wait-free algorithms in practice, wait- free implementations have been notoriously hard to design and often inefﬁcient. Recently, a couple of efﬁcient wait-free data structures appeared in the literature, but designing each new such algorithm is difﬁcult and error-prone. In this work we present a mechanical transformation of lock-free data structures to wait-free ones allowing even a non-expert to transform a lock-free data-structure into a practical wait-free one. The transformation requires that the lock-free data structure is given in a normalized form deﬁ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Keywords : concurrent data structures, wait-freedom, lock-freedom. 1 Introduction In today’s world, where nearly every desktop and laptop contains several cores, parallel computing has become the standard. Concurrent data structures are designed to utilize all available cores to achieve faster performance. One of the important properties of concurrent data structures is the progress guarantee they provide. Typically, the stronger the progress guarantee is, the harder it is to design the algorithm, and often, stronger progress guarantees come with a higher performance cost. Standard progress guarantees include obstruction-freedom ,lock-freedom (a.k.a. non-blocking ), and wait-freedom . The strongest among these is wait-freedom. A wait-free algorithm guarantees that every thread makes progress (typically completing a method) in a bounded number of steps, regardless of other threads’ behavior. This worst-case guarantee has its theoretical appeal and elegance, but is also critical in practice for making concurrent data structures useable with real-time systems. Even when run on a real-time platform and operating system, a concurrent application must ensure that each thread makes its deadlines, i.e., has a bounded worst-case response time in worst-case scenarios. However, very few wait-free algo- rithms are known, as they are considered notoriously hard to design, and largely inefﬁcient. The weaker lock-freedom guarantee is more common. A lock-free algorithm guarantees that at least onethread makes progress in a bounded number of steps. The downside of the lock-free guarantee is that all threads but one can starve in an execution, meaning that lock-freedom cannot sufﬁce for a real-time scenario. As lock- free data structures are easier to design, constructions for many lock-free data structures are available in the literature, including the stack [16], the linked-list [13], the skiplist [16], and the binary search tree [7]. Furthermore, practical implementations for many lock-free algorithms are readily available in standard Java libraries and on the Web. The existence of wait-free data structures has been shown by Herlihy [14] using universal simulations. Universal simulation techniques have evolved dramatically since then (e.g., [15, 4, 1, 12, 8, 5, 6]), but even the state of the art universal construction [5] is too slow compared to the lock-free or lock-based implementations and cannot be used in practice1. Universal constructions achieve a difﬁcult task, as they go all the way from a sequential data structure to a concurrent wait-free implementation of it. It may therefore be hard to expect that the resulting wait-free algorithm will be efﬁcient enough to become practicable. The idea of mechanically transforming an algorithm to provide a practical algorithm with a different progress guarantee is not new, and not limited to universal constructions. Taubenfeld introduced contention- sensitive data structures (CSDS) and proposed various mechanical transformation that enhance their perfor- mance of progress guarantees [23]. Ellen et al suggested a transformation of obstruction-free algorithms into wait-freedom algorithms under a different computation model known as semisynchronous [10]. This construction does not extend to the standard asynchronous model. Recently, we have seen some progress with respect to practical wait-free data structures. A practical design of a wait-free queue relying on compare and swap (CAS) operations was presented in [17]. Next, an independent construction of a wait-free stack and queue appeared in [9]. A wait-free algorithm for the linked-list has been shown in [24]. Finally, a wait-free implementation of a red-black tree appeared in [22]. One of the techniques employed i</text:p>
          </table:table-cell>
          <table:table-cell table:number-columns-repeated="16367"/>
        </table:table-row>
        <table:table-row table:style-name="ro8">
          <table:table-cell office:value-type="string" calcext:value-type="string">
            <text:p>"wait-free queue"</text:p>
          </table:table-cell>
          <table:table-cell office:value-type="float" office:value="47" calcext:value-type="float">
            <text:p>47</text:p>
          </table:table-cell>
          <table:table-cell office:value-type="string" calcext:value-type="string">
            <text:p>Nontrivial and universal helping for wait-free queues and stacks</text:p>
          </table:table-cell>
          <table:table-cell table:number-columns-repeated="5"/>
          <table:table-cell office:value-type="float" office:value="0" calcext:value-type="float">
            <text:p>0</text:p>
          </table:table-cell>
          <table:table-cell office:value-type="string" calcext:value-type="string">
            <text:p>https://www.sciencedirect.com/science/article/pii/S0743731518304258</text:p>
          </table:table-cell>
          <table:table-cell office:value-type="float" office:value="2018" calcext:value-type="float">
            <text:p>2018</text:p>
          </table:table-cell>
          <table:table-cell office:value-type="string" calcext:value-type="string">
            <text:p>H Attiya</text:p>
          </table:table-cell>
          <table:table-cell office:value-type="string" calcext:value-type="string">
            <text:p>Elsevier</text:p>
          </table:table-cell>
          <table:table-cell office:value-type="float" office:value="25" calcext:value-type="float">
            <text:p>25</text:p>
          </table:table-cell>
          <table:table-cell office:value-type="string" calcext:value-type="string">
            <text:p>… We also define a weaker type of nontrivial helping and show that any wait-free queue</text:p>
            <text:p>implementation from a set of arbitrary base objects requires it. In contrast, there is a wait-free …</text:p>
          </table:table-cell>
          <table:table-cell/>
          <table:table-cell office:value-type="string" calcext:value-type="string">
            <text:p>Abstract</text:p>
            <text:p>This paper studies two approaches to formalize helping in wait-free implementations of shared objects. The first approach is based on operation valency, and it allows us to make an important distinction between trivial and nontrivial helping. We show that any wait-free implementation of a queue from Test&amp;Set requires nontrivial helping. We also define a weaker type of nontrivial helping and show that any wait-free queue implementation from a set of arbitrary base objects requires it. In contrast, there is a wait-free implementation of a stack from Test&amp;Set with only trivial helping. These results shed light on the well-known open question of whether there exists a wait-free implementation of a queue in Common2, and indicate why it seems to be more difficult than implementing a stack.</text:p>
            <text:p>The other approach formalizes the helping mechanism employed by Herlihy’s universal wait-free construction and is based on having an operation by one process restrict the possible linearizations of operations by other processes. We show that queue and stack implementations possessing such universal helping can be used to solve consensus. This result can be used to show that a strongly linearizable (Golab et al., 2011) implementation of a queue or a stack for</text:p>
            <text:p>n</text:p>
            <text:p>processes must use objects that allow to solve consensus among</text:p>
            <text:p>n</text:p>
            <text:p>or more processes.</text:p>
          </table:table-cell>
          <table:table-cell table:number-columns-repeated="16367"/>
        </table:table-row>
        <table:table-row table:style-name="ro2">
          <table:table-cell office:value-type="string" calcext:value-type="string">
            <text:p>"wait-free queue"</text:p>
          </table:table-cell>
          <table:table-cell office:value-type="float" office:value="52" calcext:value-type="float">
            <text:p>52</text:p>
          </table:table-cell>
          <table:table-cell office:value-type="string" calcext:value-type="string">
            <text:p>wfspan: Wait-free dynamic memory management</text:p>
          </table:table-cell>
          <table:table-cell table:number-columns-repeated="5"/>
          <table:table-cell office:value-type="float" office:value="0" calcext:value-type="float">
            <text:p>0</text:p>
          </table:table-cell>
          <table:table-cell office:value-type="string" calcext:value-type="string">
            <text:p>https://dl.acm.org/doi/abs/10.1145/3533724</text:p>
          </table:table-cell>
          <table:table-cell office:value-type="float" office:value="2022" calcext:value-type="float">
            <text:p>2022</text:p>
          </table:table-cell>
          <table:table-cell office:value-type="string" calcext:value-type="string">
            <text:p>X Ouyang</text:p>
          </table:table-cell>
          <table:table-cell office:value-type="string" calcext:value-type="string">
            <text:p>dl.acm.org</text:p>
          </table:table-cell>
          <table:table-cell office:value-type="float" office:value="1" calcext:value-type="float">
            <text:p>1</text:p>
          </table:table-cell>
          <table:table-cell office:value-type="string" calcext:value-type="string">
            <text:p>… The throughput of a typical waitfree queue using hazard pointer as its memory reclamation</text:p>
            <text:p>technique is only about one-tenth of its lock-free counterparts. Instead, we can implement a …</text:p>
          </table:table-cell>
          <table:table-cell/>
          <table:table-cell office:value-type="string" calcext:value-type="string">
            <text:p>Abstract</text:p>
            <text:p>Dynamic memory allocation plays a vital role in modern application programs. Modern lock-free memory allocators based on hardware atomic primitives usually provide good performance. However, threads may starve in these lock-free implementations, leading to unbounded worst-case execution time that is not allowed in real-time embedded systems. This article presents decentralized dynamic memory management, wfspan, based on non-linearizable wait-free lists. It employs a helping mechanism to ensure no starvation in the lock-free implementation. From the perspective of design tradeoff, wfspan guarantees bounded execution steps in both allocation and deallocation procedure, at the cost of increasing bounded worst-case memory footprint. The results of running benchmarks on an x86/64 and an aarch64 machine illustrate that wfspan achieves competitive performance and memory footprint compared to lock-based and lock-free practical memory allocators while showing superior to other allocators in terms of worst-case execution time.</text:p>
          </table:table-cell>
          <table:table-cell table:number-columns-repeated="16367"/>
        </table:table-row>
        <table:table-row table:style-name="ro2">
          <table:table-cell office:value-type="string" calcext:value-type="string">
            <text:p>"wait-free queue"</text:p>
          </table:table-cell>
          <table:table-cell office:value-type="float" office:value="58" calcext:value-type="float">
            <text:p>58</text:p>
          </table:table-cell>
          <table:table-cell office:value-type="string" calcext:value-type="string">
            <text:p>FA-Stack: A fast array-based stack with wait-free progress guarantee (only for lifo)</text:p>
          </table:table-cell>
          <table:table-cell table:number-columns-repeated="5"/>
          <table:table-cell office:value-type="float" office:value="0" calcext:value-type="float">
            <text:p>0</text:p>
          </table:table-cell>
          <table:table-cell office:value-type="string" calcext:value-type="string">
            <text:p>https://ieeexplore.ieee.org/abstract/document/8097018/</text:p>
          </table:table-cell>
          <table:table-cell office:value-type="float" office:value="2017" calcext:value-type="float">
            <text:p>2017</text:p>
          </table:table-cell>
          <table:table-cell office:value-type="string" calcext:value-type="string">
            <text:p>Y Peng</text:p>
          </table:table-cell>
          <table:table-cell office:value-type="string" calcext:value-type="string">
            <text:p>ieeexplore.ieee.org</text:p>
          </table:table-cell>
          <table:table-cell office:value-type="float" office:value="13" calcext:value-type="float">
            <text:p>13</text:p>
          </table:table-cell>
          <table:table-cell office:value-type="string" calcext:value-type="string">
            <text:p>… This wait-free queue outperforms LCRQ (the best performing … The differences between this</text:p>
            <text:p>wait-free queue and FA-Stack … In this wait-free queue, a dequeue operation always obtains a …</text:p>
          </table:table-cell>
          <table:table-cell/>
          <table:table-cell office:value-type="string" calcext:value-type="string">
            <text:p>Abstract:</text:p>
            <text:p>The prevalence of multicore processors necessitates the design of efficient concurrent data structures. Shared concurrent stacks are widely used as inter-thread communication structures in parallel applications. Wait-free stacks can ensure that each thread completes operations on them in a finite number of steps. This characteristic is valuable for parallel applications and operating systems, especially in real-time environments. Unfortunately, because wait-free algorithms are typically hard to design and considered inefficient, practical wait-free stacks are rare. In this paper, we present a practical, fast array-based concurrent stack with wait-free progress guarantee, named FA-Stack. A series of optimizations are proposed to bound the number of steps required to complete every push and pop operation. In addition, FA-Stack adopts a time-stamped scheme to reclaim memory. We use linearizability, a correctness condition for concurrent data structures, to prove that FA-Stack is a wait-free linearizable stack with respect to the Last in First Out (LIFO) semantics. Our evaluation with representative benchmarks shows that FA-Stack is an efficient wait-free stack. For example, compared to Sim-Stack (a state-of-the-art wait-free stack), FA-Stack improves the throughput of halfhalf benchmark by upto 2.4×.</text:p>
          </table:table-cell>
          <table:table-cell table:number-columns-repeated="16367"/>
        </table:table-row>
        <table:table-row table:style-name="ro2">
          <table:table-cell office:value-type="string" calcext:value-type="string">
            <text:p>"wait-free queue"</text:p>
          </table:table-cell>
          <table:table-cell office:value-type="float" office:value="64" calcext:value-type="float">
            <text:p>64</text:p>
          </table:table-cell>
          <table:table-cell office:value-type="string" calcext:value-type="string">
            <text:p>Two-enqueuer queue in common2 (2 enq mc wait free queue?)</text:p>
          </table:table-cell>
          <table:table-cell table:number-columns-repeated="5"/>
          <table:table-cell office:value-type="float" office:value="0" calcext:value-type="float">
            <text:p>0</text:p>
          </table:table-cell>
          <table:table-cell office:value-type="string" calcext:value-type="string">
            <text:p>https://arxiv.org/abs/0805.0444</text:p>
          </table:table-cell>
          <table:table-cell office:value-type="float" office:value="805" calcext:value-type="float">
            <text:p>805</text:p>
          </table:table-cell>
          <table:table-cell office:value-type="string" calcext:value-type="string">
            <text:p>D Eisenstat - arXiv preprint arXiv:0805.0444</text:p>
          </table:table-cell>
          <table:table-cell office:value-type="string" calcext:value-type="string">
            <text:p>.0444, 2008</text:p>
          </table:table-cell>
          <table:table-cell office:value-type="float" office:value="8" calcext:value-type="float">
            <text:p>8</text:p>
          </table:table-cell>
          <table:table-cell office:value-type="string" calcext:value-type="string">
            <text:p>… Table 1: Summary of known wait-free queue implementations from a type of consensus number</text:p>
            <text:p>2 in … A single-enqueuer wait-free queue implementation. In DISC, pages 132– 143, 2004. …</text:p>
          </table:table-cell>
          <table:table-cell/>
          <table:table-cell office:value-type="string" calcext:value-type="string">
            <text:p>The question of whether all shared objects with consensus number 2 belong to Common2, the set of objects that can be implemented in a wait-free manner by any type of consensus number 2, was first posed by Herlihy. In the absence of general results, several researchers have obtained implementations for restricted-concurrency versions of FIFO queues. We present the first Common2 algorithm for a queue with two enqueuers and any number of dequeuers.</text:p>
          </table:table-cell>
          <table:table-cell table:number-columns-repeated="16367"/>
        </table:table-row>
        <table:table-row table:style-name="ro2">
          <table:table-cell office:value-type="string" calcext:value-type="string">
            <text:p>"wait-free queue"</text:p>
          </table:table-cell>
          <table:table-cell office:value-type="float" office:value="78" calcext:value-type="float">
            <text:p>78</text:p>
          </table:table-cell>
          <table:table-cell office:value-type="string" calcext:value-type="string">
            <text:p>Help! (shows why helping is needed in wait-free structures)</text:p>
          </table:table-cell>
          <table:table-cell table:number-columns-repeated="5"/>
          <table:table-cell office:value-type="float" office:value="0" calcext:value-type="float">
            <text:p>0</text:p>
          </table:table-cell>
          <table:table-cell office:value-type="string" calcext:value-type="string">
            <text:p>https://dl.acm.org/doi/abs/10.1145/2767386.2767415</text:p>
          </table:table-cell>
          <table:table-cell office:value-type="float" office:value="2015" calcext:value-type="float">
            <text:p>2015</text:p>
          </table:table-cell>
          <table:table-cell office:value-type="string" calcext:value-type="string">
            <text:p>K Censor-Hillel</text:p>
          </table:table-cell>
          <table:table-cell office:value-type="string" calcext:value-type="string">
            <text:p>ACM Symposium on …, 2015</text:p>
          </table:table-cell>
          <table:table-cell office:value-type="float" office:value="57" calcext:value-type="float">
            <text:p>57</text:p>
          </table:table-cell>
          <table:table-cell office:value-type="string" calcext:value-type="string">
            <text:p>A fundamental challenge in designing concurrent data structures is obtaining efficient wait-free</text:p>
            <text:p>implementations, in which each operation completes regardless of the behavior of other …</text:p>
          </table:table-cell>
          <table:table-cell/>
          <table:table-cell office:value-type="string" calcext:value-type="string">
            <text:p>Abstract</text:p>
            <text:p>A fundamental challenge in designing concurrent data structures is obtaining efficient wait-free implementations, in which each operation completes regardless of the behavior of other operations in the system. The most common paradigm for guaranteeing wait-freedom is to employ a helping mechanism, in which, intuitively, fast processes help slow processes complete their operations. Curiously, despite its abundant use, to date, helping has not been formally defined nor was its necessity rigorously studied. In this paper we initiate a rigorous study of the interaction between wait-freedom and helping. We start with presenting a formal definition of help, capturing the intuition of one thread helping another to make progress. Next, we present families of object types for which help is necessary in order to obtain wait-freedom. In other words, we prove that for some types there are no linearizable wait-free help-free implementations. In contrast, we show that other, simple types, can be implemented in a linearizable wait-free manner without employing help. Finally, we provide a universal strong primitive for implementing wait-free data structures without using help. Specifically, given a wait-free help-free fetch&amp;cons object, one can implement any type in a wait-free help-free manner.</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88" calcext:value-type="float">
            <text:p>88</text:p>
          </table:table-cell>
          <table:table-cell office:value-type="string" calcext:value-type="string">
            <text:p>The CAS‐extended model (how to proof that my structure is wait-free)</text:p>
          </table:table-cell>
          <table:table-cell table:number-columns-repeated="5"/>
          <table:table-cell office:value-type="float" office:value="0" calcext:value-type="float">
            <text:p>0</text:p>
          </table:table-cell>
          <table:table-cell office:value-type="string" calcext:value-type="string">
            <text:p>https://onlinelibrary.wiley.com/doi/abs/10.1002/cpe.5656</text:p>
          </table:table-cell>
          <table:table-cell office:value-type="float" office:value="2022" calcext:value-type="float">
            <text:p>2022</text:p>
          </table:table-cell>
          <table:table-cell office:value-type="string" calcext:value-type="string">
            <text:p>C Peterson</text:p>
          </table:table-cell>
          <table:table-cell office:value-type="string" calcext:value-type="string">
            <text:p>Wiley Online Library</text:p>
          </table:table-cell>
          <table:table-cell/>
          <table:table-cell office:value-type="string" calcext:value-type="string">
            <text:p>… As a proof-of-concept, we formally verify a wait-free queue with three processes using the …</text:p>
            <text:p>the application of combinatorial topology to the wait-free queue, we will consider a three-…</text:p>
          </table:table-cell>
          <table:table-cell/>
          <table:table-cell office:value-type="string" calcext:value-type="string">
            <text:p>Wait-freedom guarantees that all processes complete their operations in a finite number of steps regardless of the delay of any process. Combinatorial topology has been proposed in the literature as a formal verification technique to prove the wait-free computability of decision tasks. Wait-freedom is proved through the properties of a static topological structure that expresses all possible combinations of execution paths of the protocol solving the decision task. The practical application of combinatorial topology as a formal verification technique is limited because the existing theory only considers protocols in which the manner of communication between processes is through read-write memory. This research proposes an extension to the existing theory, called the CAS-extended model. The extended theory includes Compare-And-Swap (CAS) and Load-Link/Store-Conditional (LL/SC), which are atomic primitives used to achieve wait-freedom in state-of-the-art protocols. The CAS-extended model theory can be used to formally verify wait-free algorithms used in practice, such as concurrent data structures. We present new definitions detailing the construction of a protocol complex in the CAS-extended model. As a proof-of-concept, we formally verify a wait-free queue with three processes using the CAS-extended combinatorial topology. This work is supported by the National Science Foundation under NSF award No. 1717515 and NSF award No. 1740095.</text:p>
          </table:table-cell>
          <table:table-cell table:number-columns-repeated="16366"/>
          <table:table-cell table:style-name="ce1"/>
        </table:table-row>
        <table:table-row table:style-name="ro6">
          <table:table-cell office:value-type="string" calcext:value-type="string">
            <text:p>"wait-free queue"</text:p>
          </table:table-cell>
          <table:table-cell office:value-type="float" office:value="92" calcext:value-type="float">
            <text:p>92</text:p>
          </table:table-cell>
          <table:table-cell office:value-type="string" calcext:value-type="string">
            <text:p>Expander: Lock-free cache for a concurrent data structure</text:p>
          </table:table-cell>
          <table:table-cell table:number-columns-repeated="5"/>
          <table:table-cell office:value-type="float" office:value="0" calcext:value-type="float">
            <text:p>0</text:p>
          </table:table-cell>
          <table:table-cell office:value-type="string" calcext:value-type="string">
            <text:p>https://ieeexplore.ieee.org/abstract/document/8287746/</text:p>
          </table:table-cell>
          <table:table-cell office:value-type="float" office:value="2017" calcext:value-type="float">
            <text:p>2017</text:p>
          </table:table-cell>
          <table:table-cell office:value-type="string" calcext:value-type="string">
            <text:p>P Aggarwal</text:p>
          </table:table-cell>
          <table:table-cell office:value-type="string" calcext:value-type="string">
            <text:p>IEEE 24th International …, 2017</text:p>
          </table:table-cell>
          <table:table-cell/>
          <table:table-cell office:value-type="string" calcext:value-type="string">
            <text:p>… In this section, we discuss the implementation details of the wait-free queue using the</text:p>
            <text:p>EXPANDER. The basic algorithm of our implementation is the same as that of Kogan et al. [21] (…</text:p>
          </table:table-cell>
          <table:table-cell/>
          <table:table-cell office:value-type="string" calcext:value-type="string">
            <text:p>Abstract:</text:p>
            <text:p>Parallel programming models and paradigms are increasingly becoming more expressive with a steady increase in the number of cores that can be placed on a single chip. Concurrent data structures for shared memory parallel pro- grams are now being used in operating systems, middle-ware, and device drivers. In such a shared memory model, processes communicate and synchronize by applying primitive operations on memory words. To implement concurrent data structures that are linearizable and possibly lock-free or wait-free, it is often necessary to add additional information to memory words in a data structure. This additional information can range from a single bit to multiple bits that typically represent thread ids, request ids, timestamps, and other application dependent fields. Since most processors can perform compare-And-Set (CAS) or load-link/store-conditional (LL/SC) operations on only 64 bits at a time, current approaches either use some bits in a memory word to pack additional information (packing), or use the bits to store a pointer to an object that contains additional information (redirection), and the original data item. The former approach restricts the number of bits for each additional field and this reduces the range of the field, and the latter approach is wasteful in terms of space. We propose a novel and universal method called a memory word expander in this paper. It caches information for a set of memory locations that need to be augmented with additional information. It supports traditional atomic get, set, and CAS operations, and tries to maintain state for a minimum number of entries. We experimentally demonstrate that it is possible to reduce the runtime memory footprint by 20-35% for algorithms that use redirection. For algorithms that use packing, the use of the EXPANDER can make them feasible. The performance overhead is within 2-13% for 32 threads. When we compare the performance of the EXPANDER based non-blocking algorithms with the versio...</text:p>
            <text:p>Show Mor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2" calcext:value-type="float">
            <text:p>102</text:p>
          </table:table-cell>
          <table:table-cell office:value-type="string" calcext:value-type="string">
            <text:p>Scalable concurrency control for massively collaborative virtual environments</text:p>
          </table:table-cell>
          <table:table-cell table:number-columns-repeated="5"/>
          <table:table-cell office:value-type="float" office:value="0" calcext:value-type="float">
            <text:p>0</text:p>
          </table:table-cell>
          <table:table-cell office:value-type="string" calcext:value-type="string">
            <text:p>https://dl.acm.org/doi/abs/10.1145/2723695.2723699</text:p>
          </table:table-cell>
          <table:table-cell office:value-type="float" office:value="2015" calcext:value-type="float">
            <text:p>2015</text:p>
          </table:table-cell>
          <table:table-cell office:value-type="string" calcext:value-type="string">
            <text:p>P Lange</text:p>
          </table:table-cell>
          <table:table-cell office:value-type="string" calcext:value-type="string">
            <text:p>dl.acm.org</text:p>
          </table:table-cell>
          <table:table-cell office:value-type="float" office:value="10" calcext:value-type="float">
            <text:p>10</text:p>
          </table:table-cell>
          <table:table-cell office:value-type="string" calcext:value-type="string">
            <text:p>… Because of this, we have to buffer this backwriting with a wait-free queue for each KVPair.</text:p>
            <text:p>Copies that are put into the queue are merged sequentially by the KVPool, outside the …</text:p>
          </table:table-cell>
          <table:table-cell/>
          <table:table-cell office:value-type="string" calcext:value-type="string">
            <text:p>Abstract</text:p>
            <text:p>We present a novel concurrency control mechanism for collaborative massively parallel virtual environments that allows an arbitrary amount of components to exchange data with very little synchronisation overhead. The approach taken here is to maintain the shared world state of the complete virtual environment in a global key-value pool. Our novel method does not use any locking mechanism. Instead it allows wait-free data access for all concurrent components for both, reading and writing operations. This guarantees a highly responsive low-latency data access while keeping a consistent system state for all users and system components. Nevertheless, our approach is perfectly scalable even for massive multi-user scenarios. We provide a number of benchmarks in this paper, and the results show an almost constant run-time, independent of the number of concurrent users. Moreover, our approach outperforms previous concurrency control systems significantly by more than an order of magnitude.</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09" calcext:value-type="float">
            <text:p>109</text:p>
          </table:table-cell>
          <table:table-cell office:value-type="string" calcext:value-type="string">
            <text:p>An energy-efficient queuing mechanism for latency reduction in multi-threading (explains wait-freedom, obstruction freedom, lock freedom)</text:p>
          </table:table-cell>
          <table:table-cell table:number-columns-repeated="5"/>
          <table:table-cell office:value-type="float" office:value="0" calcext:value-type="float">
            <text:p>0</text:p>
          </table:table-cell>
          <table:table-cell office:value-type="string" calcext:value-type="string">
            <text:p>https://www.sciencedirect.com/science/article/pii/S2210537920301864</text:p>
          </table:table-cell>
          <table:table-cell office:value-type="float" office:value="2021" calcext:value-type="float">
            <text:p>2021</text:p>
          </table:table-cell>
          <table:table-cell office:value-type="string" calcext:value-type="string">
            <text:p>R Mishra</text:p>
          </table:table-cell>
          <table:table-cell office:value-type="string" calcext:value-type="string">
            <text:p>Elsevier</text:p>
          </table:table-cell>
          <table:table-cell office:value-type="float" office:value="4" calcext:value-type="float">
            <text:p>4</text:p>
          </table:table-cell>
          <table:table-cell office:value-type="string" calcext:value-type="string">
            <text:p>Energy-efficient mechanisms for reducing the latency in queuing of multiple threads running</text:p>
            <text:p>on multi-core chips have been a topic of great interest. This is because not only is a high …</text:p>
          </table:table-cell>
          <table:table-cell/>
          <table:table-cell office:value-type="string" calcext:value-type="string">
            <text:p>Abstract</text:p>
            <text:p>Energy-efficient mechanisms for reducing the latency in queuing of multiple threads running on multi-core chips have been a topic of great interest. This is because not only is a high latency undesirable, but it also collectively exacerbates the energy consumption. For lowering latency, one can use techniques such as lock-free algorithms, but they keep threads spinning, incurring high CPU usage, which in turn consumes higher energy. Common blocking synchronization primitives such as mutual exclusion locks or semaphores may be more energy-efficient, but their performance can be poor because they incur high latency. This paper proposes a new approach that combines a lock-free algorithm with resource efficiency of blocking synchronization primitives. The algorithm, named eLCRQ, is implemented as queueing scheme that uses the lightweight Linux Futex system call to construct a block-when-necessary layer on top of the popular lock-free LCRQ. The algorithm judiciously uses the block-when-necessary principle, which results in a close to lock-free performance under contention. For no-contention conditions, we use the Futex System call for conditional blocking instead of spinning in a retry loop. The advantage of this scheme is that it releases the CPU, allowing it to perform other tasks without wasting its energy on useless spinning. We analyzed the performance of our scheme on a heterogeneous platform and with varying levels loads. We also compared the proposed scheme with other well-known IPC mechanisms under various settings. Our experimental results illustrate that eLCRQ-spin achieves better latency and higher energy re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18" calcext:value-type="float">
            <text:p>118</text:p>
          </table:table-cell>
          <table:table-cell office:value-type="string" calcext:value-type="string">
            <text:p>Blocking and non-blocking concurrent hash tables in multi-core systems (how to make wait-free queues to hashmaps)</text:p>
          </table:table-cell>
          <table:table-cell table:number-columns-repeated="5"/>
          <table:table-cell office:value-type="float" office:value="0" calcext:value-type="float">
            <text:p>0</text:p>
          </table:table-cell>
          <table:table-cell office:value-type="string" calcext:value-type="string">
            <text:p>https://wseas.com/journals/computers/2013/5705-125.pdf</text:p>
          </table:table-cell>
          <table:table-cell/>
          <table:table-cell office:value-type="string" calcext:value-type="string">
            <text:p>ADUD AS</text:p>
          </table:table-cell>
          <table:table-cell table:number-columns-repeated="2"/>
          <table:table-cell office:value-type="string" calcext:value-type="string">
            <text:p>… There are wait-free queue algorithms in the literature, such as the one by Michael et al. [?].</text:p>
            <text:p>Let n be the number of processing threads (and consequently the number of hash tables). …</text:p>
          </table:table-cell>
          <table:table-cell/>
          <table:table-cell office:value-type="string" calcext:value-type="string">
            <text:p>Widespread use of multi-core systems demand highly parallel applications and algorithms in everyday computing. Parallel data structures, which are basic building blocks of concurrent algorithms, are hard to design in a way that they remain both fast and simple. By using mutual exclusion they can be implemented with little effort, but blocking synchronization has many unfavorable properties, such as delays, performance bottleneck and being prone to programming errors. Non-blocking synchronization, on the other hand, promises solutions to the aforementioned drawbacks, but often requires complete redesign of the algorithm and the underlying data structure to accommodate the needs of atomic instructions. Implementations of parallel data structures satisfy different progress conditions: lock based algorithms can be deadlock-free or starvation free, while non-blocking solutions can be lock-free or wait-free. These properties guarantee different levels of progress, either system-wise or for all threads. We present several parallel hash table implementations, satisfying different types of progress conditions and having various levels of implementation complexity, and discuss their behavior. The performance of different blocking and non-blocking implementations will be evaluated on a multi-core machine. Key–Words: blocking synchronization, non-blocking synchronization, hash table, mutual exclusion, lock-free, wait-free 1 Introduction</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76" calcext:value-type="float">
            <text:p>176</text:p>
          </table:table-cell>
          <table:table-cell office:value-type="string" calcext:value-type="string">
            <text:p>On Composability, Efficient Design and Memory Reclamation of Lock-free Data Structures (explains terms)</text:p>
          </table:table-cell>
          <table:table-cell table:number-columns-repeated="5"/>
          <table:table-cell office:value-type="float" office:value="0" calcext:value-type="float">
            <text:p>0</text:p>
          </table:table-cell>
          <table:table-cell office:value-type="string" calcext:value-type="string">
            <text:p>https://citeseerx.ist.psu.edu/document?repid=rep1&amp;type=pdf&amp;doi=b6da868b77e7f85e152d435b34b7529057c9a209</text:p>
          </table:table-cell>
          <table:table-cell office:value-type="float" office:value="2014" calcext:value-type="float">
            <text:p>2014</text:p>
          </table:table-cell>
          <table:table-cell office:value-type="string" calcext:value-type="string">
            <text:p>ND Nguyen - 2014 - Citeseer</text:p>
          </table:table-cell>
          <table:table-cell office:value-type="string" calcext:value-type="string">
            <text:p>Citeseer</text:p>
          </table:table-cell>
          <table:table-cell office:value-type="float" office:value="1" calcext:value-type="float">
            <text:p>1</text:p>
          </table:table-cell>
          <table:table-cell office:value-type="string" calcext:value-type="string">
            <text:p>… Recently, Petrank and Krogan [45] introduced a practical wait-free queue based on the</text:p>
            <text:p>lockfree queue implementation of Michael and Scott [59]. It achieves wait-freedom by employing …</text:p>
          </table:table-cell>
          <table:table-cell/>
          <table:table-cell office:value-type="string" calcext:value-type="string">
            <text:p>The transition to multicore processors has brought synchronization, a funda- mental challenge in computer science, into focus. In looking for solutions to the problem, interest has developed in the lock-free approach, which has been proven to achieve several advantages over the traditional mutual exclusion ap- proach. This thesis studies challenges in interprocess synchronization in shared memory multicore systems using the lock-free approach. Our contributions fo- cus on efﬁcient design and implementation, composition, and dynamic memory reclamation of lock-free data structures, a key component in lock-free solutions to synchronization problems. First, we show that lock-free synchronization offers several advantages. Lock-free implementations of data structures can achieve decent throughput performance while managing to provide competitive fairness among the shar- ing participants in accessing the shared data. We also show that although lock- freedom does not guarantee starvation-freedom, it is composable in terms of the progress guarantee. Multiple lock-free data objects can concurrently use another lock-free object without compromising their lock-free progress guaran- tees because operations they invoke at that object get starved. Having shown that lock-free synchronization possesses several advantages, we then propose lock-free implementations of data structures, as they play a vi- tal role in solving synchronization problems. We present a lock-free hash table based on cuckoo hashing scheme and a lock-free skip-list with extended func- tionality. Cuckoo hashing uses two hash tables to offer two positions for any key, so hashing conﬂicts are solved efﬁciently and simply by placing conﬂicted keys in different positions. We develop a lock-free implementation by address- ing challenges in manipulating elements in their two possible positions. The evaluation results show that our lock-free cuckoo hash table outperforms other ii state-of-the-art hash tables in the literature. The extended functionality for the skip-list is motivated by the parallelization of mark-split, an algorithm in the literature designed to reclaim unused memory. Programming lock-free data structures raises a challenge in reclamation of dynamic memory; this is the subject that we study in the last part of the thesis. Reclaiming dynamically allocated memory blocks of data structures has always been a big issue, because they can be accessed, removed, or freed by any paral- lel processes. In lock-free programming the problem becomes even more com- plicated; because no process is allowed to wait for others. Automatic memory reclamation, or garbage collection, can free programmers from such a challeng- ing task by safely reclaiming memory blocks that are no longer used. Based on the introduced skip-list, we propose a parallel design and implementation of the mark-split, a garbage collection algorithm that collects garbage using two steps: mark live objects and splitfree memory chunks to exclude occupied spaces from free memory. Furthermore, we address performance bottlenecks in the garbage collection when working on Non-uniform Memory Access (NUMA) multicore systems and introduce a NUMA-aware mark-compact garbage collector which is implemented in the OpenJDK’s HotSpot virtual machine. Keywords: Multicore Programming, Concurrent Data Structure, Synchronization, Non- blocking, Lock-free, Composability, Garbage Collection, Parallel Garbage Collection, Mark-Split, Mark-Compact, NUMA</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182" calcext:value-type="float">
            <text:p>182</text:p>
          </table:table-cell>
          <table:table-cell office:value-type="string" calcext:value-type="string">
            <text:p>Generalized Compare and Swap (shows that cas is wait-free)</text:p>
          </table:table-cell>
          <table:table-cell table:number-columns-repeated="5"/>
          <table:table-cell office:value-type="float" office:value="0" calcext:value-type="float">
            <text:p>0</text:p>
          </table:table-cell>
          <table:table-cell office:value-type="string" calcext:value-type="string">
            <text:p>https://arxiv.org/abs/2410.19102</text:p>
          </table:table-cell>
          <table:table-cell office:value-type="float" office:value="2410" calcext:value-type="float">
            <text:p>2410</text:p>
          </table:table-cell>
          <table:table-cell office:value-type="string" calcext:value-type="string">
            <text:p>V Hadzilacos</text:p>
          </table:table-cell>
          <table:table-cell office:value-type="string" calcext:value-type="string">
            <text:p>.19102, 2024</text:p>
          </table:table-cell>
          <table:table-cell/>
          <table:table-cell office:value-type="string" calcext:value-type="string">
            <text:p>In this paper, we first propose a natural generalization of the well-known compare-and-swap</text:p>
            <text:p>object, one that replaces the equality comparison with an arbitrary comparator. We then …</text:p>
          </table:table-cell>
          <table:table-cell/>
          <table:table-cell office:value-type="string" calcext:value-type="string">
            <text:p>In this paper, we first propose a natural generalization of the well-known compare-and-swap object, one that replaces the equality comparison with an arbitrary comparator. We then present a simple wait-free universal construction using this object and prove its correctness.</text:p>
          </table:table-cell>
          <table:table-cell table:number-columns-repeated="16366"/>
          <table:table-cell table:style-name="ce1"/>
        </table:table-row>
        <table:table-row table:style-name="ro2">
          <table:table-cell office:value-type="string" calcext:value-type="string">
            <text:p>"wait-free queue"</text:p>
          </table:table-cell>
          <table:table-cell office:value-type="float" office:value="246" calcext:value-type="float">
            <text:p>246</text:p>
          </table:table-cell>
          <table:table-cell office:value-type="string" calcext:value-type="string">
            <text:p>Lower Bounds on the Amortized Time Complexity of Shared Objects (backgrouind knowledge)</text:p>
          </table:table-cell>
          <table:table-cell table:number-columns-repeated="5"/>
          <table:table-cell office:value-type="float" office:value="0" calcext:value-type="float">
            <text:p>0</text:p>
          </table:table-cell>
          <table:table-cell office:value-type="string" calcext:value-type="string">
            <text:p>https://link.springer.com/article/10.1007/s00224-024-10184-w</text:p>
          </table:table-cell>
          <table:table-cell office:value-type="float" office:value="2024" calcext:value-type="float">
            <text:p>2024</text:p>
          </table:table-cell>
          <table:table-cell office:value-type="string" calcext:value-type="string">
            <text:p>H Attiya</text:p>
          </table:table-cell>
          <table:table-cell office:value-type="string" calcext:value-type="string">
            <text:p>Springer</text:p>
          </table:table-cell>
          <table:table-cell/>
          <table:table-cell office:value-type="string" calcext:value-type="string">
            <text:p>… Recently, Naderibeni and Ruppert [21] presented the first known wait-free queue</text:p>
            <text:p>implementation with polylogarithmic amortized step complexity using single-word CAS operations. …</text:p>
          </table:table-cell>
          <table:table-cell/>
          <table:table-cell office:value-type="string" calcext:value-type="string">
            <text:p>The amortized step complexity of an implementation measures its performance as a whole, rather than the performance of individual operations. Specifically, the amortized step complexity of an implementation is the average number of steps performed by invoked operations, in the worst case, taken over all possible executions. The point contention of an execution, denoted by , measures the maximal number of precesses simultaneously active in the execution. Ruppert (2016) showed that the amortized step complexity of known lock-free implementations for many shared data structures includes an additive factor linear in the point contention . This paper shows that there is no lock-free implementation with amortized RMR complexity of queues, stacks or heaps from reads, writes, comparison primitives (such as compare &amp;swap) and LL/SC, where n is the total number of the processes in the system. In addition, the paper shows a lower bound on the amortized step complexity for shared linked lists, skip lists, search trees and other pointer-based data structures. These lower bounds mean that the additive factor linear in is inherent for these implementations, provided that the point contention is small compared to the number of processes in the system (i.e. or ).</text:p>
          </table:table-cell>
          <table:table-cell table:number-columns-repeated="16366"/>
          <table:table-cell table:style-name="ce1"/>
        </table:table-row>
        <table:table-row table:style-name="ro1">
          <table:table-cell table:number-columns-repeated="16384"/>
        </table:table-row>
        <table:table-row table:style-name="ro3">
          <table:table-cell table:number-columns-repeated="2"/>
          <table:table-cell table:style-name="ce5" office:value-type="string" calcext:value-type="string">
            <text:p>Fast concurrent queues for x86 processors</text:p>
          </table:table-cell>
          <table:table-cell table:number-columns-repeated="6"/>
          <table:table-cell office:value-type="string" calcext:value-type="string">
            <text:p>https://dl.acm.org/doi/abs/10.1145/2442516.2442527</text:p>
          </table:table-cell>
          <table:table-cell table:number-columns-repeated="16374"/>
        </table:table-row>
        <table:table-row table:style-name="ro1">
          <table:table-cell table:number-columns-repeated="16383"/>
          <table:table-cell table:style-name="ce1"/>
        </table:table-row>
      </table:table>
      <table:named-expressions/>
      <table:database-ranges>
        <table:database-range table:name="__Anonymous_Sheet_DB__0" table:target-range-address="papers_regex_filtered_dedup_split_marked.A2:papers_regex_filtered_dedup_split_marked.XFD1048576" table:contains-header="false">
          <table:sort>
            <table:sort-by table:field-number="8" table:order="descending"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16:55:43.71751091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19T20:24:42.904836671</dc:date>
    <meta:editing-duration>P1DT17H22M45S</meta:editing-duration>
    <meta:editing-cycles>20</meta:editing-cycles>
    <meta:generator>LibreOffice/24.2.7.2$Linux_X86_64 LibreOffice_project/420$Build-2</meta:generator>
    <meta:document-statistic meta:table-count="1" meta:cell-count="691" meta:object-count="0"/>
  </office:meta>
</office:document-meta>
</file>